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FreeSans" svg:font-family="FreeSans" style:font-family-generic="modern" style:font-pitch="fixed"/>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OpenSymbol1" svg:font-family="OpenSymbol"/>
    <style:font-face style:name="Symbol" svg:font-family="Symbol"/>
    <style:font-face style:name="Univers" svg:font-family="Univers" style:font-family-generic="swiss"/>
    <style:font-face style:name="Univers-Bold" svg:font-family="Univers-Bold" style:font-family-generic="swiss"/>
  </office:font-face-decls>
  <office:automatic-styles>
    <style:style style:name="P1" style:family="paragraph" style:parent-style-name="Standard">
      <style:paragraph-properties fo:break-before="page"/>
      <style:text-properties style:font-name="Arial1"/>
    </style:style>
    <style:style style:name="P2" style:family="paragraph" style:parent-style-name="Text_20_body">
      <style:paragraph-properties fo:text-align="justify" style:justify-single-word="false" fo:break-before="page"/>
      <style:text-properties style:font-name="Arial1" fo:font-weight="bold" style:font-weight-asian="bold" style:font-weight-complex="bold"/>
    </style:style>
    <style:style style:name="P3" style:family="paragraph" style:parent-style-name="Text_20_body">
      <style:paragraph-properties fo:text-align="justify" style:justify-single-word="false"/>
      <style:text-properties style:font-name="Arial1" fo:font-weight="bold" style:font-weight-asian="bold" style:font-weight-complex="bold"/>
    </style:style>
    <style:style style:name="P4" style:family="paragraph" style:parent-style-name="Text_20_body">
      <style:text-properties style:font-name="Arial1" fo:font-weight="bold" style:font-weight-asian="bold" style:font-weight-complex="bold"/>
    </style:style>
    <style:style style:name="P5" style:family="paragraph" style:parent-style-name="Standard">
      <style:text-properties style:font-name="Arial1"/>
    </style:style>
    <style:style style:name="P6" style:family="paragraph" style:parent-style-name="Standard">
      <style:paragraph-properties fo:text-align="justify" style:justify-single-word="false"/>
      <style:text-properties style:font-name="Arial1" fo:font-size="14pt" fo:font-style="italic" fo:font-weight="bold" style:font-size-asian="14pt" style:font-style-asian="italic" style:font-weight-asian="bold" style:font-size-complex="14pt" style:font-style-complex="italic" style:font-weight-complex="bold"/>
    </style:style>
    <style:style style:name="P7" style:family="paragraph" style:parent-style-name="Text_20_body">
      <style:paragraph-properties fo:text-align="justify" style:justify-single-word="false"/>
      <style:text-properties style:font-name="Arial1" fo:font-size="14pt" fo:font-weight="bold" style:font-size-asian="14pt" style:font-weight-asian="bold" style:font-size-complex="14pt" style:font-weight-complex="bold"/>
    </style:style>
    <style:style style:name="P8" style:family="paragraph" style:parent-style-name="Text_20_body">
      <style:paragraph-properties fo:text-align="justify" style:justify-single-word="false"/>
      <style:text-properties style:font-name="Arial1"/>
    </style:style>
    <style:style style:name="P9" style:family="paragraph" style:parent-style-name="Text_20_body">
      <style:paragraph-properties fo:text-align="justify" style:justify-single-word="false"/>
      <style:text-properties style:font-name="Arial1" officeooo:paragraph-rsid="00076407"/>
    </style:style>
    <style:style style:name="P10" style:family="paragraph" style:parent-style-name="Standard">
      <style:text-properties style:font-name="Arial1" officeooo:rsid="00049f96"/>
    </style:style>
    <style:style style:name="P11" style:family="paragraph" style:parent-style-name="Standard">
      <style:text-properties style:font-name="Arial1" officeooo:paragraph-rsid="001a2ee1"/>
    </style:style>
    <style:style style:name="P12" style:family="paragraph" style:parent-style-name="Standard">
      <style:text-properties style:font-name="Arial1" officeooo:paragraph-rsid="00204cde"/>
    </style:style>
    <style:style style:name="P13" style:family="paragraph" style:parent-style-name="Standard">
      <style:text-properties style:font-name="Arial1" officeooo:rsid="00204cde" officeooo:paragraph-rsid="00204cde"/>
    </style:style>
    <style:style style:name="P14" style:family="paragraph" style:parent-style-name="Standard">
      <style:text-properties style:font-name="Arial1" fo:font-size="16pt" style:font-size-asian="14pt" style:font-size-complex="16pt"/>
    </style:style>
    <style:style style:name="P15" style:family="paragraph" style:parent-style-name="Standard">
      <style:paragraph-properties fo:text-align="justify" style:justify-single-word="false"/>
      <style:text-properties style:font-name="Arial1" fo:font-size="12pt" fo:font-style="normal" fo:font-weight="normal" officeooo:rsid="0032a061" officeooo:paragraph-rsid="0032a061"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font-name="Arial1" fo:font-size="12pt" fo:font-style="italic" fo:font-weight="bold" style:font-size-asian="12pt" style:font-style-asian="italic" style:font-weight-asian="bold" style:font-size-complex="12pt" style:font-style-complex="italic" style:font-weight-complex="bold"/>
    </style:style>
    <style:style style:name="P17" style:family="paragraph" style:parent-style-name="Standard">
      <style:paragraph-properties fo:text-align="justify" style:justify-single-word="false"/>
      <style:text-properties style:font-name="Arial1" fo:font-size="12pt" fo:font-style="italic" fo:font-weight="bold" officeooo:paragraph-rsid="0004a030" style:font-size-asian="12pt" style:font-style-asian="italic" style:font-weight-asian="bold" style:font-size-complex="12pt" style:font-style-complex="italic" style:font-weight-complex="bold"/>
    </style:style>
    <style:style style:name="P18" style:family="paragraph" style:parent-style-name="Standard">
      <style:paragraph-properties fo:text-align="justify" style:justify-single-word="false"/>
      <style:text-properties style:font-name="Arial1" fo:font-size="12pt" fo:font-style="italic" fo:font-weight="bold" officeooo:rsid="0004a030" officeooo:paragraph-rsid="0004a030" style:font-size-asian="12pt" style:font-style-asian="italic" style:font-weight-asian="bold" style:font-size-complex="12pt" style:font-style-complex="italic" style:font-weight-complex="bold"/>
    </style:style>
    <style:style style:name="P19" style:family="paragraph" style:parent-style-name="Standard">
      <style:paragraph-properties fo:text-align="justify" style:justify-single-word="false"/>
      <style:text-properties style:font-name="Arial1" fo:font-size="12pt" style:font-size-asian="12pt" style:font-size-complex="12pt"/>
    </style:style>
    <style:style style:name="P20" style:family="paragraph" style:parent-style-name="Text_20_body">
      <style:paragraph-properties fo:text-align="justify" style:justify-single-word="false"/>
      <style:text-properties style:font-name="Arial1" fo:font-style="italic" style:font-style-asian="italic" style:font-style-complex="italic"/>
    </style:style>
    <style:style style:name="P21" style:family="paragraph" style:parent-style-name="Text_20_body">
      <style:paragraph-properties fo:text-align="center" style:justify-single-word="false"/>
      <style:text-properties style:font-name="Arial1"/>
    </style:style>
    <style:style style:name="P22" style:family="paragraph" style:parent-style-name="Standard">
      <style:text-properties style:font-name="Arial1" officeooo:paragraph-rsid="00646732"/>
    </style:style>
    <style:style style:name="P23" style:family="paragraph" style:parent-style-name="Standard">
      <style:text-properties fo:font-size="16pt" style:font-size-asian="14pt" style:font-size-complex="16pt"/>
    </style:style>
    <style:style style:name="P24" style:family="paragraph" style:parent-style-name="Standard">
      <style:paragraph-properties fo:text-align="center" style:justify-single-word="false"/>
      <style:text-properties fo:font-size="16pt" style:font-size-asian="14pt" style:font-size-complex="16pt"/>
    </style:style>
    <style:style style:name="P25" style:family="paragraph" style:parent-style-name="Standard">
      <style:paragraph-properties fo:text-align="center" style:justify-single-word="false"/>
      <style:text-properties fo:font-size="16pt" officeooo:rsid="0057ee2d" officeooo:paragraph-rsid="0057ee2d" style:font-size-asian="14pt" style:font-size-complex="16pt"/>
    </style:style>
    <style:style style:name="P26" style:family="paragraph" style:parent-style-name="Standard">
      <style:paragraph-properties fo:text-align="center" style:justify-single-word="false"/>
      <style:text-properties fo:font-size="16pt" fo:font-style="italic" style:font-size-asian="14pt" style:font-style-asian="italic" style:font-size-complex="16pt" style:font-style-complex="italic"/>
    </style:style>
    <style:style style:name="P27"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28" style:family="paragraph" style:parent-style-name="Standard">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fo:font-size="14pt" style:font-size-asian="14pt" style:font-size-complex="14pt"/>
    </style:style>
    <style:style style:name="P30" style:family="paragraph" style:parent-style-name="Standard">
      <style:paragraph-properties fo:text-align="justify" style:justify-single-word="false"/>
      <style:text-properties fo:font-size="14pt" style:font-size-asian="14pt" style:font-size-complex="14pt"/>
    </style:style>
    <style:style style:name="P31" style:family="paragraph" style:parent-style-name="Standard">
      <style:text-properties fo:font-size="14pt" fo:font-weight="bold" style:font-size-asian="14pt" style:font-weight-asian="bold" style:font-size-complex="14pt" style:font-weight-complex="bold"/>
    </style:style>
    <style:style style:name="P32" style:family="paragraph" style:parent-style-name="Standard">
      <style:paragraph-properties fo:text-align="justify" style:justify-single-word="false" style:text-autospace="none"/>
      <style:text-properties fo:font-size="14pt" style:font-size-asian="12.25pt" style:font-size-complex="14pt"/>
    </style:style>
    <style:style style:name="P33" style:family="paragraph" style:parent-style-name="Standard">
      <style:paragraph-properties fo:text-align="justify" style:justify-single-word="false" style:text-autospace="none"/>
      <style:text-properties fo:font-size="14pt" officeooo:paragraph-rsid="005c65e4" style:font-size-asian="12.25pt" style:font-size-complex="14pt"/>
    </style:style>
    <style:style style:name="P34" style:family="paragraph" style:parent-style-name="Text_20_body">
      <style:paragraph-properties fo:text-align="justify" style:justify-single-word="false" style:text-autospace="none"/>
      <style:text-properties fo:font-size="14pt" officeooo:paragraph-rsid="000606cd" style:font-size-asian="12.25pt" style:font-size-complex="14pt"/>
    </style:style>
    <style:style style:name="P35" style:family="paragraph" style:parent-style-name="Standard">
      <style:paragraph-properties fo:text-align="justify" style:justify-single-word="false"/>
      <style:text-properties fo:font-size="14pt" fo:font-style="italic" style:font-size-asian="14pt" style:font-style-asian="italic" style:font-size-complex="14pt" style:font-style-complex="italic"/>
    </style:style>
    <style:style style:name="P36"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fo:font-weight="normal" officeooo:paragraph-rsid="0053f105"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font-style="normal" fo:font-weight="normal" officeooo:paragraph-rsid="005c65e4"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fo:font-size="12pt" fo:font-style="normal" fo:font-weight="normal" officeooo:paragraph-rsid="001bc95c"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font-size="12pt" fo:font-style="normal" fo:font-weight="normal" officeooo:paragraph-rsid="001d15ca"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fo:font-size="12pt" fo:font-style="normal" fo:font-weight="normal" officeooo:paragraph-rsid="002de562"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fo:font-size="12pt" fo:font-style="normal" fo:font-weight="normal" officeooo:paragraph-rsid="00049f96"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fo:font-size="12pt" fo:font-style="normal" fo:font-weight="normal" officeooo:paragraph-rsid="000451eb"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fo:font-size="12pt" fo:font-style="normal" fo:font-weight="normal" officeooo:paragraph-rsid="002fa054"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fo:font-size="12pt" fo:font-style="normal" fo:font-weight="normal" officeooo:paragraph-rsid="0032e6fa"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fo:font-size="12pt" fo:font-style="normal" fo:font-weight="normal" officeooo:paragraph-rsid="0038741b"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fo:font-size="12pt" fo:font-style="normal" fo:font-weight="normal" officeooo:paragraph-rsid="003eb497"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fo:font-size="12pt" fo:font-style="normal" fo:font-weight="normal" officeooo:paragraph-rsid="004023a9"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fo:font-size="12pt" fo:font-style="normal" fo:font-weight="normal" officeooo:paragraph-rsid="00497f73"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fo:font-size="12pt" fo:font-style="normal" fo:font-weight="normal" officeooo:paragraph-rsid="004e109e"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fo:font-size="12pt" fo:font-style="normal" fo:font-weight="normal" officeooo:paragraph-rsid="00513a6e"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fo:font-size="12pt" fo:font-style="normal" fo:font-weight="normal" officeooo:paragraph-rsid="0053f105"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fo:font-size="12pt" fo:font-style="normal" fo:font-weight="normal" officeooo:paragraph-rsid="0039f1e9"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fo:font-size="12pt" fo:font-style="normal" fo:font-weight="normal" officeooo:paragraph-rsid="005c65e4"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font-style="normal" fo:font-weight="normal" officeooo:rsid="000a0859" officeooo:paragraph-rsid="000a0859"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fo:font-weight="normal" officeooo:rsid="00153d21" officeooo:paragraph-rsid="00153d21"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fo:font-size="12pt" fo:font-style="normal" fo:font-weight="normal" officeooo:rsid="00153d21" officeooo:paragraph-rsid="001bc95c"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fo:font-size="12pt" fo:font-style="normal" fo:font-weight="normal" officeooo:rsid="00153d21" officeooo:paragraph-rsid="004023a9"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fo:font-size="12pt" fo:font-style="normal" fo:font-weight="normal" officeooo:rsid="00159a7a" officeooo:paragraph-rsid="00159a7a"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fo:font-size="12pt" fo:font-style="normal" fo:font-weight="normal" officeooo:rsid="00170f0f" officeooo:paragraph-rsid="00170f0f"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fo:font-size="12pt" fo:font-style="normal" fo:font-weight="normal" officeooo:rsid="001dda69" officeooo:paragraph-rsid="001dda69"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fo:font-size="12pt" fo:font-style="normal" fo:font-weight="normal" officeooo:rsid="001dda69" officeooo:paragraph-rsid="0053f105"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fo:font-size="12pt" fo:font-style="normal" fo:font-weight="normal" officeooo:rsid="002b4f48" officeooo:paragraph-rsid="002b4f48"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fo:font-size="12pt" fo:font-style="normal" fo:font-weight="normal" officeooo:rsid="002cd9b7"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fo:font-size="12pt" fo:font-style="normal" fo:font-weight="normal" officeooo:rsid="002cd9b7" officeooo:paragraph-rsid="002cd9b7"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fo:font-size="12pt" fo:font-style="normal" fo:font-weight="normal" officeooo:rsid="002cd9b7" officeooo:paragraph-rsid="00327566"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fo:font-size="12pt" fo:font-style="normal" fo:font-weight="normal" officeooo:rsid="002cd9b7" officeooo:paragraph-rsid="005c65e4"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fo:font-size="12pt" fo:font-style="normal" fo:font-weight="normal" officeooo:rsid="002de562" officeooo:paragraph-rsid="002de562"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fo:font-size="12pt" fo:font-style="normal" fo:font-weight="normal" officeooo:rsid="002de562" officeooo:paragraph-rsid="0032e6fa"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fo:font-size="12pt" fo:font-style="normal" fo:font-weight="normal" officeooo:rsid="00049f96" officeooo:paragraph-rsid="00049f96"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fo:font-size="12pt" fo:font-style="normal" fo:font-weight="normal" officeooo:rsid="0031821c" officeooo:paragraph-rsid="0038741b"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fo:font-size="12pt" fo:font-style="normal" fo:font-weight="normal" officeooo:rsid="00327566" officeooo:paragraph-rsid="00327566"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fo:font-size="12pt" fo:font-style="normal" fo:font-weight="normal" officeooo:rsid="00327566" officeooo:paragraph-rsid="0032a061"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fo:font-size="12pt" fo:font-style="normal" fo:font-weight="normal" officeooo:rsid="00327566" officeooo:paragraph-rsid="0038741b"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fo:font-size="12pt" fo:font-style="normal" fo:font-weight="normal" officeooo:rsid="00327566" officeooo:paragraph-rsid="003eb497"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fo:font-size="12pt" fo:font-style="normal" fo:font-weight="normal" officeooo:rsid="001a2ee1" officeooo:paragraph-rsid="00327566"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fo:font-size="12pt" fo:font-style="normal" fo:font-weight="normal" officeooo:rsid="0032a061" officeooo:paragraph-rsid="0038741b"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fo:font-size="12pt" fo:font-style="normal" fo:font-weight="normal" officeooo:rsid="0032a061" officeooo:paragraph-rsid="0032a061"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fo:font-size="12pt" fo:font-style="normal" fo:font-weight="normal" officeooo:rsid="00330841" officeooo:paragraph-rsid="00330841"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fo:font-size="12pt" fo:font-style="normal" fo:font-weight="normal" officeooo:rsid="0037cefa"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fo:font-size="12pt" fo:font-style="normal" fo:font-weight="normal" officeooo:rsid="0037cefa" officeooo:paragraph-rsid="0037cefa"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fo:font-size="12pt" fo:font-style="normal" fo:font-weight="normal" officeooo:rsid="003bbbcf" officeooo:paragraph-rsid="003bbbcf"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fo:font-size="12pt" fo:font-style="normal" fo:font-weight="normal" officeooo:rsid="003c7887" officeooo:paragraph-rsid="003c7887"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fo:font-size="12pt" fo:font-style="normal" fo:font-weight="normal" officeooo:rsid="003c7887" officeooo:paragraph-rsid="003db28b"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fo:font-size="12pt" fo:font-style="normal" fo:font-weight="normal" officeooo:rsid="003c7887" officeooo:paragraph-rsid="005f675f"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fo:font-size="12pt" fo:font-style="normal" fo:font-weight="normal" officeooo:rsid="003db28b" officeooo:paragraph-rsid="003db28b"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fo:font-size="12pt" fo:font-style="normal" fo:font-weight="normal" officeooo:rsid="0038741b" officeooo:paragraph-rsid="0038741b"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fo:font-size="12pt" fo:font-style="normal" fo:font-weight="normal" officeooo:rsid="00616977" officeooo:paragraph-rsid="003eb497"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fo:font-size="12pt" fo:font-style="normal" fo:font-weight="normal" officeooo:rsid="003eb497" officeooo:paragraph-rsid="003eb497"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fo:font-size="12pt" fo:font-style="normal" fo:font-weight="normal" officeooo:rsid="00534a4f" officeooo:paragraph-rsid="004023a9"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justify" style:justify-single-word="false"/>
      <style:text-properties fo:font-size="12pt" fo:font-style="normal" fo:font-weight="normal" officeooo:rsid="00497f73" officeooo:paragraph-rsid="00497f73"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justify" style:justify-single-word="false"/>
      <style:text-properties fo:font-size="12pt" fo:font-style="normal" fo:font-weight="normal" officeooo:rsid="00497f73" officeooo:paragraph-rsid="0053b34d"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justify" style:justify-single-word="false"/>
      <style:text-properties fo:font-size="12pt" fo:font-style="normal" fo:font-weight="normal" officeooo:rsid="004b052e" officeooo:paragraph-rsid="004b052e"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fo:font-size="12pt" fo:font-style="normal" fo:font-weight="normal" officeooo:rsid="004b052e" officeooo:paragraph-rsid="004e109e"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justify" style:justify-single-word="false"/>
      <style:text-properties fo:font-size="12pt" fo:font-style="normal" fo:font-weight="normal" officeooo:rsid="004b052e" officeooo:paragraph-rsid="005c65e4" style:font-size-asian="12pt" style:font-style-asian="normal" style:font-weight-asian="normal" style:font-size-complex="12pt" style:font-style-complex="normal" style:font-weight-complex="normal"/>
    </style:style>
    <style:style style:name="P97" style:family="paragraph" style:parent-style-name="Standard">
      <style:paragraph-properties fo:text-align="justify" style:justify-single-word="false"/>
      <style:text-properties fo:font-size="12pt" fo:font-style="normal" fo:font-weight="normal" officeooo:rsid="0053f105" officeooo:paragraph-rsid="0053f105"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justify" style:justify-single-word="false"/>
      <style:text-properties fo:font-size="12pt" fo:font-style="normal" fo:font-weight="normal" officeooo:rsid="0053b34d" officeooo:paragraph-rsid="0053f105"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justify" style:justify-single-word="false"/>
      <style:text-properties fo:font-size="12pt" fo:font-style="normal" fo:font-weight="normal" officeooo:rsid="0081812c" officeooo:paragraph-rsid="005c65e4"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justify" style:justify-single-word="false"/>
      <style:text-properties fo:font-size="12pt" fo:font-style="normal" fo:font-weight="normal" officeooo:rsid="00235e18" officeooo:paragraph-rsid="005c65e4"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02" style:family="paragraph" style:parent-style-name="Standard">
      <style:paragraph-properties fo:text-align="justify" style:justify-single-word="false"/>
      <style:text-properties fo:font-size="12pt" fo:font-style="normal" fo:font-weight="bold" officeooo:rsid="0031821c" officeooo:paragraph-rsid="0031821c" style:font-size-asian="12pt" style:font-style-asian="normal" style:font-weight-asian="bold" style:font-size-complex="12pt" style:font-style-complex="normal" style:font-weight-complex="bold"/>
    </style:style>
    <style:style style:name="P103" style:family="paragraph" style:parent-style-name="Standard">
      <style:paragraph-properties fo:text-align="justify" style:justify-single-word="false"/>
      <style:text-properties fo:font-size="12pt" fo:font-style="normal" fo:font-weight="bold" officeooo:rsid="0031821c" officeooo:paragraph-rsid="0032a061" style:font-size-asian="12pt" style:font-style-asian="normal" style:font-weight-asian="bold" style:font-size-complex="12pt" style:font-style-complex="normal" style:font-weight-complex="bold"/>
    </style:style>
    <style:style style:name="P104" style:family="paragraph" style:parent-style-name="Standard">
      <style:paragraph-properties fo:text-align="justify" style:justify-single-word="false"/>
      <style:text-properties fo:font-size="12pt" fo:font-style="normal" fo:font-weight="bold" officeooo:rsid="0032a061" officeooo:paragraph-rsid="0032a061" style:font-size-asian="12pt" style:font-style-asian="normal" style:font-weight-asian="bold" style:font-size-complex="12pt" style:font-style-complex="normal" style:font-weight-complex="bold"/>
    </style:style>
    <style:style style:name="P105"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06" style:family="paragraph" style:parent-style-name="Standard">
      <style:paragraph-properties fo:text-align="justify" style:justify-single-word="false"/>
      <style:text-properties fo:font-size="12pt" fo:font-style="normal" fo:font-weight="bold" officeooo:rsid="003bbbcf" officeooo:paragraph-rsid="003bbbcf" style:font-size-asian="12pt" style:font-style-asian="normal" style:font-weight-asian="bold" style:font-size-complex="12pt" style:font-style-complex="normal" style:font-weight-complex="bold"/>
    </style:style>
    <style:style style:name="P107" style:family="paragraph" style:parent-style-name="Standard">
      <style:paragraph-properties fo:text-align="justify"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108"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109"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10" style:family="paragraph" style:parent-style-name="Standard">
      <style:paragraph-properties fo:text-align="start" style:justify-single-word="false"/>
      <style:text-properties fo:font-size="12pt" style:font-size-asian="10.5pt" style:font-size-complex="12pt"/>
    </style:style>
    <style:style style:name="P111" style:family="paragraph" style:parent-style-name="Standard">
      <style:paragraph-properties fo:text-align="start" style:justify-single-word="false"/>
      <style:text-properties fo:font-size="12pt" officeooo:paragraph-rsid="005c65e4" style:font-size-asian="10.5pt" style:font-size-complex="12pt"/>
    </style:style>
    <style:style style:name="P112" style:family="paragraph" style:parent-style-name="Standard">
      <style:paragraph-properties fo:text-align="start" style:justify-single-word="false"/>
      <style:text-properties fo:font-size="12pt" officeooo:rsid="002fa054" officeooo:paragraph-rsid="002fa054" style:font-size-asian="10.5pt" style:font-size-complex="12pt"/>
    </style:style>
    <style:style style:name="P113" style:family="paragraph" style:parent-style-name="Standard">
      <style:paragraph-properties fo:text-align="start" style:justify-single-word="false"/>
      <style:text-properties fo:font-size="12pt" officeooo:rsid="003a3ba7" officeooo:paragraph-rsid="003a3ba7" style:font-size-asian="10.5pt" style:font-size-complex="12pt"/>
    </style:style>
    <style:style style:name="P114"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15" style:family="paragraph" style:parent-style-name="Standard">
      <style:paragraph-properties fo:text-align="justify" style:justify-single-word="false" style:text-autospace="none"/>
      <style:text-properties fo:font-size="12pt" fo:font-weight="normal" officeooo:rsid="0080cb7b" officeooo:paragraph-rsid="005c65e4" style:font-size-asian="12pt" style:font-weight-asian="normal" style:font-size-complex="12pt" style:font-weight-complex="normal"/>
    </style:style>
    <style:style style:name="P116" style:family="paragraph" style:parent-style-name="Text_20_body">
      <style:paragraph-properties fo:text-align="justify" style:justify-single-word="false" style:text-autospace="none"/>
      <style:text-properties fo:font-size="12pt" fo:font-weight="normal" officeooo:rsid="000ee6a2" officeooo:paragraph-rsid="0055957e" style:font-size-asian="12pt" style:font-weight-asian="normal" style:font-size-complex="12pt" style:font-weight-complex="normal"/>
    </style:style>
    <style:style style:name="P117" style:family="paragraph" style:parent-style-name="Text_20_body">
      <style:paragraph-properties fo:text-align="justify" style:justify-single-word="false"/>
      <style:text-properties fo:font-size="12pt" fo:font-weight="normal" style:font-size-asian="10.5pt" style:font-weight-asian="normal" style:font-size-complex="12pt" style:font-weight-complex="normal"/>
    </style:style>
    <style:style style:name="P118" style:family="paragraph" style:parent-style-name="Text_20_body">
      <style:paragraph-properties fo:text-align="justify" style:justify-single-word="false"/>
      <style:text-properties fo:font-size="12pt" fo:font-weight="normal" officeooo:rsid="001dda69" officeooo:paragraph-rsid="001dda69" style:font-size-asian="10.5pt" style:font-weight-asian="normal" style:font-size-complex="12pt" style:font-weight-complex="normal"/>
    </style:style>
    <style:style style:name="P119" style:family="paragraph" style:parent-style-name="Text_20_body">
      <style:paragraph-properties fo:text-align="justify" style:justify-single-word="false"/>
      <style:text-properties fo:font-size="12pt" fo:font-weight="normal" officeooo:rsid="0057fb96" officeooo:paragraph-rsid="00545ab8" style:font-size-asian="10.5pt" style:font-weight-asian="normal" style:font-size-complex="12pt" style:font-weight-complex="normal"/>
    </style:style>
    <style:style style:name="P120" style:family="paragraph" style:parent-style-name="Text_20_body">
      <style:text-properties fo:font-size="12pt" style:font-size-asian="12pt" style:font-size-complex="12pt"/>
    </style:style>
    <style:style style:name="P121" style:family="paragraph" style:parent-style-name="Text_20_body">
      <style:text-properties fo:font-size="12pt" officeooo:paragraph-rsid="0039f1e9" style:font-size-asian="12pt" style:font-size-complex="12pt"/>
    </style:style>
    <style:style style:name="P122" style:family="paragraph" style:parent-style-name="Standard">
      <style:paragraph-properties fo:text-align="start" style:justify-single-word="false"/>
      <style:text-properties style:font-name="Arial2" fo:font-size="12pt"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style:font-name="Arial2" fo:font-size="12pt" style:font-size-asian="12pt" style:font-size-complex="12pt"/>
    </style:style>
    <style:style style:name="P124" style:family="paragraph" style:parent-style-name="Standard">
      <style:paragraph-properties fo:text-align="justify" style:justify-single-word="false" style:text-autospace="none"/>
      <style:text-properties style:font-name="Arial2" fo:font-size="12pt" style:font-size-asian="10.5pt" style:font-size-complex="12pt"/>
    </style:style>
    <style:style style:name="P125" style:family="paragraph" style:parent-style-name="Standard">
      <style:paragraph-properties fo:text-align="justify" style:justify-single-word="false" style:text-autospace="none"/>
      <style:text-properties style:font-name="Arial2" fo:font-size="12pt" style:font-name-asian="Univers" style:font-size-asian="10.5pt" style:font-name-complex="Univers" style:font-size-complex="12pt"/>
    </style:style>
    <style:style style:name="P126" style:family="paragraph" style:parent-style-name="Standard">
      <style:paragraph-properties fo:text-align="justify" style:justify-single-word="false" style:text-autospace="none"/>
      <style:text-properties style:font-name="Arial2" fo:font-size="12pt" style:font-name-asian="Univers" style:font-size-asian="12pt" style:font-name-complex="Univers" style:font-size-complex="12pt"/>
    </style:style>
    <style:style style:name="P127" style:family="paragraph" style:parent-style-name="Standard">
      <style:paragraph-properties fo:text-align="start" style:justify-single-word="false" style:text-autospace="none"/>
      <style:text-properties style:font-name="Arial2" fo:font-size="12pt" style:font-name-asian="Univers" style:font-size-asian="12pt" style:font-name-complex="Univers" style:font-size-complex="12pt"/>
    </style:style>
    <style:style style:name="P128" style:family="paragraph" style:parent-style-name="Standard">
      <style:paragraph-properties fo:text-align="justify" style:justify-single-word="false" style:text-autospace="none"/>
      <style:text-properties style:font-name="Arial2" fo:font-size="12pt" officeooo:rsid="0024f8d7" officeooo:paragraph-rsid="0024f8d7" style:font-name-asian="Univers" style:font-size-asian="12pt" style:font-name-complex="Univers" style:font-size-complex="12pt"/>
    </style:style>
    <style:style style:name="P129" style:family="paragraph" style:parent-style-name="Standard">
      <style:paragraph-properties fo:text-align="start" style:justify-single-word="false" style:text-autospace="none"/>
      <style:text-properties style:font-name="Arial2" fo:font-size="12pt" style:font-name-asian="Symbol" style:font-size-asian="12pt" style:font-name-complex="Symbol" style:font-size-complex="12pt"/>
    </style:style>
    <style:style style:name="P130" style:family="paragraph" style:parent-style-name="Standard">
      <style:paragraph-properties fo:text-align="justify" style:justify-single-word="false" style:text-autospace="none"/>
      <style:text-properties style:font-name="Arial2" fo:font-size="12pt" style:font-name-asian="Univers-Bold" style:font-size-asian="12pt" style:font-name-complex="Univers-Bold" style:font-size-complex="12pt"/>
    </style:style>
    <style:style style:name="P13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32" style:family="paragraph" style:parent-style-name="Standard">
      <style:text-properties fo:font-style="normal" officeooo:rsid="001dda69" officeooo:paragraph-rsid="00414464" style:font-style-asian="normal" style:font-style-complex="normal"/>
    </style:style>
    <style:style style:name="P133" style:family="paragraph" style:parent-style-name="Standard">
      <style:text-properties fo:font-style="normal" officeooo:rsid="00414464" officeooo:paragraph-rsid="00414464" style:font-style-asian="normal" style:font-style-complex="normal"/>
    </style:style>
    <style:style style:name="P134" style:family="paragraph" style:parent-style-name="Standard">
      <style:text-properties fo:font-style="normal" officeooo:paragraph-rsid="00414464" style:font-style-asian="normal" style:font-style-complex="normal"/>
    </style:style>
    <style:style style:name="P135" style:family="paragraph" style:parent-style-name="Standard">
      <style:text-properties fo:font-style="normal" officeooo:paragraph-rsid="004325a1" style:font-style-asian="normal" style:font-style-complex="normal"/>
    </style:style>
    <style:style style:name="P136" style:family="paragraph" style:parent-style-name="Standard">
      <style:paragraph-properties fo:text-align="justify" style:justify-single-word="false"/>
      <style:text-properties fo:font-style="normal" officeooo:rsid="0059cbf2" officeooo:paragraph-rsid="004325a1" style:font-style-asian="normal" style:font-style-complex="normal"/>
    </style:style>
    <style:style style:name="P137" style:family="paragraph" style:parent-style-name="Standard">
      <style:paragraph-properties fo:text-align="justify" style:justify-single-word="false"/>
      <style:text-properties fo:font-style="normal" officeooo:rsid="0045739b" officeooo:paragraph-rsid="00545ab8" style:font-style-asian="normal" style:font-style-complex="normal"/>
    </style:style>
    <style:style style:name="P138" style:family="paragraph" style:parent-style-name="Standard">
      <style:paragraph-properties fo:text-align="justify" style:justify-single-word="false"/>
      <style:text-properties fo:font-style="normal" officeooo:rsid="0055957e" officeooo:paragraph-rsid="0055957e" style:font-style-asian="normal" style:font-style-complex="normal"/>
    </style:style>
    <style:style style:name="P139" style:family="paragraph" style:parent-style-name="Standard">
      <style:paragraph-properties fo:text-align="justify" style:justify-single-word="false"/>
      <style:text-properties fo:font-style="normal" officeooo:rsid="00776bfc" officeooo:paragraph-rsid="0055957e" style:font-style-asian="normal" style:font-style-complex="normal"/>
    </style:style>
    <style:style style:name="P140" style:family="paragraph" style:parent-style-name="Standard">
      <style:text-properties fo:font-style="normal" officeooo:rsid="00424a51" officeooo:paragraph-rsid="00414464" style:font-style-asian="normal" style:font-style-complex="normal"/>
    </style:style>
    <style:style style:name="P141" style:family="paragraph" style:parent-style-name="Standard">
      <style:text-properties fo:font-style="normal" officeooo:rsid="0058befe" officeooo:paragraph-rsid="0058befe" style:font-style-asian="normal" style:font-style-complex="normal"/>
    </style:style>
    <style:style style:name="P142" style:family="paragraph" style:parent-style-name="Standard">
      <style:paragraph-properties fo:text-align="justify" style:justify-single-word="false"/>
      <style:text-properties officeooo:rsid="0024f8d7" officeooo:paragraph-rsid="0024f8d7"/>
    </style:style>
    <style:style style:name="P143" style:family="paragraph" style:parent-style-name="Standard">
      <style:paragraph-properties fo:text-align="justify" style:justify-single-word="false"/>
      <style:text-properties officeooo:rsid="00260590" officeooo:paragraph-rsid="00260590"/>
    </style:style>
    <style:style style:name="P144" style:family="paragraph" style:parent-style-name="Standard">
      <style:paragraph-properties fo:text-align="justify" style:justify-single-word="false"/>
      <style:text-properties officeooo:paragraph-rsid="0032a061"/>
    </style:style>
    <style:style style:name="P145" style:family="paragraph" style:parent-style-name="Standard">
      <style:paragraph-properties fo:text-align="justify" style:justify-single-word="false"/>
      <style:text-properties officeooo:paragraph-rsid="003eb497"/>
    </style:style>
    <style:style style:name="P146" style:family="paragraph" style:parent-style-name="Text_20_body">
      <style:paragraph-properties fo:text-align="justify" style:justify-single-word="false"/>
    </style:style>
    <style:style style:name="P147" style:family="paragraph" style:parent-style-name="Standard">
      <style:paragraph-properties fo:text-align="justify" style:justify-single-word="false"/>
      <style:text-properties style:font-name="Liberation Mono" fo:font-size="11pt" fo:font-style="normal" fo:font-weight="normal" officeooo:rsid="002de562" style:font-size-asian="11pt" style:font-style-asian="normal" style:font-weight-asian="normal" style:font-size-complex="11pt" style:font-style-complex="normal" style:font-weight-complex="normal"/>
    </style:style>
    <style:style style:name="P148" style:family="paragraph" style:parent-style-name="Standard">
      <style:paragraph-properties fo:text-align="start" style:justify-single-word="false"/>
      <style:text-properties style:font-name="Liberation Mono"/>
    </style:style>
    <style:style style:name="P149" style:family="paragraph" style:parent-style-name="Standard">
      <style:paragraph-properties fo:text-align="start" style:justify-single-word="false"/>
      <style:text-properties style:font-name="Liberation Mono" fo:font-size="12pt" fo:font-style="normal" fo:font-weight="normal" style:font-size-asian="12pt" style:font-style-asian="normal" style:font-weight-asian="normal" style:font-size-complex="12pt" style:font-style-complex="normal" style:font-weight-complex="normal"/>
    </style:style>
    <style:style style:name="P150" style:family="paragraph" style:parent-style-name="Standard">
      <style:paragraph-properties fo:text-align="justify" style:justify-single-word="false"/>
      <style:text-properties officeooo:rsid="00616977" officeooo:paragraph-rsid="003eb497"/>
    </style:style>
    <style:style style:name="P151" style:family="paragraph" style:parent-style-name="Standard">
      <style:paragraph-properties fo:text-align="start" style:justify-single-word="false"/>
      <style:text-properties officeooo:rsid="003e9a6a" officeooo:paragraph-rsid="0053b34d"/>
    </style:style>
    <style:style style:name="P152" style:family="paragraph" style:parent-style-name="Text_20_body">
      <style:paragraph-properties fo:text-align="center" style:justify-single-word="false"/>
    </style:style>
    <style:style style:name="P153" style:family="paragraph" style:parent-style-name="Text_20_body">
      <style:paragraph-properties fo:text-align="justify" style:justify-single-word="false"/>
      <style:text-properties fo:font-weight="bold" style:font-weight-asian="bold" style:font-weight-complex="bold"/>
    </style:style>
    <style:style style:name="P154" style:family="paragraph" style:parent-style-name="Text_20_body">
      <style:paragraph-properties fo:text-align="justify" style:justify-single-word="false"/>
      <style:text-properties officeooo:rsid="000ee6a2" officeooo:paragraph-rsid="000ee6a2"/>
    </style:style>
    <style:style style:name="P155" style:family="paragraph" style:parent-style-name="Text_20_body">
      <style:text-properties officeooo:paragraph-rsid="000606cd"/>
    </style:style>
    <style:style style:name="P156" style:family="paragraph" style:parent-style-name="Standard">
      <style:paragraph-properties fo:text-align="justify" style:justify-single-word="false"/>
      <style:text-properties officeooo:rsid="005e4912" officeooo:paragraph-rsid="005e4912"/>
    </style:style>
    <style:style style:name="P157" style:family="paragraph" style:parent-style-name="Contents_20_Heading">
      <style:paragraph-properties fo:break-before="page"/>
    </style:style>
    <style:style style:name="P158" style:family="paragraph" style:parent-style-name="Contents_20_1">
      <style:paragraph-properties>
        <style:tab-stops>
          <style:tab-stop style:position="19.001cm" style:type="right" style:leader-style="dotted" style:leader-text="."/>
        </style:tab-stops>
      </style:paragraph-properties>
    </style:style>
    <style:style style:name="P159" style:family="paragraph" style:parent-style-name="Contents_20_2">
      <style:paragraph-properties>
        <style:tab-stops>
          <style:tab-stop style:position="18.501cm" style:type="right" style:leader-style="dotted" style:leader-text="."/>
        </style:tab-stops>
      </style:paragraph-properties>
    </style:style>
    <style:style style:name="P160" style:family="paragraph" style:parent-style-name="Contents_20_3">
      <style:paragraph-properties>
        <style:tab-stops>
          <style:tab-stop style:position="18.002cm" style:type="right" style:leader-style="dotted" style:leader-text="."/>
        </style:tab-stops>
      </style:paragraph-properties>
    </style:style>
    <style:style style:name="P161" style:family="paragraph" style:parent-style-name="Contents_20_1">
      <style:paragraph-properties>
        <style:tab-stops>
          <style:tab-stop style:position="19.001cm" style:type="right" style:leader-style="dotted" style:leader-text="."/>
        </style:tab-stops>
      </style:paragraph-properties>
    </style:style>
    <style:style style:name="P162" style:family="paragraph" style:parent-style-name="Contents_20_2">
      <style:paragraph-properties>
        <style:tab-stops>
          <style:tab-stop style:position="18.501cm" style:type="right" style:leader-style="dotted" style:leader-text="."/>
        </style:tab-stops>
      </style:paragraph-properties>
    </style:style>
    <style:style style:name="P163" style:family="paragraph" style:parent-style-name="Contents_20_3">
      <style:paragraph-properties>
        <style:tab-stops>
          <style:tab-stop style:position="18.002cm" style:type="right" style:leader-style="dotted" style:leader-text="."/>
        </style:tab-stops>
      </style:paragraph-properties>
    </style:style>
    <style:style style:name="P164" style:family="paragraph" style:parent-style-name="Contents_20_Heading">
      <style:paragraph-properties fo:break-before="page"/>
    </style:style>
    <style:style style:name="P165" style:family="paragraph" style:parent-style-name="Heading_20_1">
      <style:paragraph-properties fo:break-before="page"/>
      <style:text-properties fo:font-size="16pt" style:font-size-asian="16pt" style:font-size-complex="16pt"/>
    </style:style>
    <style:style style:name="P166" style:family="paragraph" style:parent-style-name="Heading_20_1" style:list-style-name="">
      <style:paragraph-properties fo:text-align="justify" style:justify-single-word="false"/>
      <style:text-properties fo:font-size="14pt" style:font-size-asian="14pt" style:font-size-complex="14pt"/>
    </style:style>
    <style:style style:name="P167" style:family="paragraph" style:parent-style-name="Heading_20_1">
      <style:paragraph-properties fo:break-before="page"/>
    </style:style>
    <style:style style:name="P168" style:family="paragraph" style:parent-style-name="Heading_20_1">
      <style:paragraph-properties fo:break-before="page"/>
      <style:text-properties officeooo:paragraph-rsid="000606cd"/>
    </style:style>
    <style:style style:name="P169" style:family="paragraph" style:parent-style-name="Heading_20_2">
      <style:text-properties fo:font-style="normal" style:font-style-asian="normal" style:font-style-complex="normal"/>
    </style:style>
    <style:style style:name="P170" style:family="paragraph" style:parent-style-name="Heading_20_2">
      <style:paragraph-properties fo:break-before="page"/>
      <style:text-properties fo:font-style="normal" style:font-style-asian="normal" style:font-style-complex="normal"/>
    </style:style>
    <style:style style:name="P171" style:family="paragraph" style:parent-style-name="Heading_20_2">
      <style:text-properties fo:font-size="14pt" fo:font-style="normal" style:font-size-asian="12.25pt" style:font-style-asian="normal" style:font-size-complex="14pt" style:font-style-complex="normal"/>
    </style:style>
    <style:style style:name="P172" style:family="paragraph" style:parent-style-name="Standard" style:list-style-name="L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2">
      <style:paragraph-properties fo:text-align="start" style:justify-single-word="false"/>
      <style:text-properties fo:font-size="12pt" fo:font-style="normal" fo:font-weight="normal" officeooo:rsid="0080cb7b" officeooo:paragraph-rsid="005c65e4" style:font-size-asian="12pt" style:font-style-asian="normal" style:font-weight-asian="normal" style:font-size-complex="12pt" style:font-style-complex="normal" style:font-weight-complex="normal"/>
    </style:style>
    <style:style style:name="P174" style:family="paragraph" style:parent-style-name="Standard" style:list-style-name="L1">
      <style:paragraph-properties fo:text-align="start" style:justify-single-word="false"/>
      <style:text-properties fo:font-style="italic" officeooo:paragraph-rsid="0053b34d" style:font-style-asian="italic" style:font-style-complex="italic"/>
    </style:style>
    <style:style style:name="P175" style:family="paragraph" style:parent-style-name="Standard" style:list-style-name="L1">
      <style:paragraph-properties fo:text-align="start" style:justify-single-word="false"/>
      <style:text-properties fo:font-style="italic" officeooo:rsid="003e9a6a" officeooo:paragraph-rsid="0053b34d" style:font-style-asian="italic" style:font-style-complex="italic"/>
    </style:style>
    <style:style style:name="P176" style:family="paragraph" style:parent-style-name="Standard" style:list-style-name="L1">
      <style:paragraph-properties fo:text-align="start" style:justify-single-word="false"/>
      <style:text-properties officeooo:rsid="003e9a6a" officeooo:paragraph-rsid="0053b34d"/>
    </style:style>
    <style:style style:name="P177" style:family="paragraph" style:parent-style-name="Standard" style:list-style-name="L1">
      <style:paragraph-properties fo:text-align="start" style:justify-single-word="false"/>
      <style:text-properties officeooo:rsid="003e7feb" officeooo:paragraph-rsid="0053b34d"/>
    </style:style>
    <style:style style:name="P178" style:family="paragraph" style:parent-style-name="Standard" style:list-style-name="L3">
      <style:paragraph-properties fo:text-align="justify" style:justify-single-word="false"/>
      <style:text-properties fo:font-style="normal" style:font-style-asian="normal" style:font-style-complex="normal"/>
    </style:style>
    <style:style style:name="P179" style:family="paragraph" style:parent-style-name="Standard" style:list-style-name="L3">
      <style:paragraph-properties fo:text-align="justify" style:justify-single-word="false"/>
      <style:text-properties fo:font-style="normal" officeooo:rsid="00429334" officeooo:paragraph-rsid="004325a1" style:font-style-asian="normal" style:font-style-complex="normal"/>
    </style:style>
    <style:style style:name="P180" style:family="paragraph" style:parent-style-name="Standard" style:list-style-name="L3">
      <style:paragraph-properties fo:text-align="justify" style:justify-single-word="false"/>
      <style:text-properties fo:font-style="normal" officeooo:rsid="001dda69" officeooo:paragraph-rsid="001dda69" style:font-style-asian="normal" style:font-style-complex="normal"/>
    </style:style>
    <style:style style:name="P181" style:family="paragraph" style:parent-style-name="Standard" style:list-style-name="L3">
      <style:paragraph-properties fo:text-align="justify" style:justify-single-word="false"/>
      <style:text-properties fo:font-style="normal" officeooo:rsid="00439aa3" officeooo:paragraph-rsid="004325a1" style:font-style-asian="normal" style:font-style-complex="normal"/>
    </style:style>
    <style:style style:name="P182" style:family="paragraph" style:parent-style-name="Standard" style:list-style-name="L3">
      <style:paragraph-properties fo:text-align="justify" style:justify-single-word="false"/>
      <style:text-properties fo:font-style="normal" officeooo:rsid="00414464" officeooo:paragraph-rsid="00414464" style:font-style-asian="normal" style:font-style-complex="normal"/>
    </style:style>
    <style:style style:name="P183" style:family="paragraph" style:parent-style-name="Standard" style:list-style-name="L3">
      <style:paragraph-properties fo:text-align="justify" style:justify-single-word="false"/>
      <style:text-properties fo:font-style="normal" officeooo:rsid="0058befe" officeooo:paragraph-rsid="0058befe" style:font-style-asian="normal" style:font-style-complex="normal"/>
    </style:style>
    <style:style style:name="P184" style:family="paragraph" style:parent-style-name="Standard" style:list-style-name="L4">
      <style:text-properties officeooo:rsid="004616ac" officeooo:paragraph-rsid="004616ac"/>
    </style:style>
    <style:style style:name="P185" style:family="paragraph" style:parent-style-name="Standard" style:list-style-name="L4">
      <style:text-properties officeooo:rsid="0048156a" officeooo:paragraph-rsid="0048156a"/>
    </style:style>
    <style:style style:name="P186" style:family="paragraph" style:parent-style-name="Standard" style:list-style-name="L4">
      <style:text-properties officeooo:rsid="00497f73" officeooo:paragraph-rsid="00497f73"/>
    </style:style>
    <style:style style:name="P187" style:family="paragraph" style:parent-style-name="Standard" style:list-style-name="L4">
      <style:paragraph-properties fo:text-align="justify" style:justify-single-word="false"/>
      <style:text-properties officeooo:rsid="00497f73" officeooo:paragraph-rsid="005a69fc"/>
    </style:style>
    <style:style style:name="P188" style:family="paragraph" style:parent-style-name="Standard" style:list-style-name="L4">
      <style:paragraph-properties fo:text-align="justify" style:justify-single-word="false"/>
      <style:text-properties officeooo:rsid="0058befe" officeooo:paragraph-rsid="0058befe"/>
    </style:style>
    <style:style style:name="P189" style:family="paragraph" style:parent-style-name="Standard" style:list-style-name="L4">
      <style:paragraph-properties fo:text-align="justify" style:justify-single-word="false"/>
      <style:text-properties officeooo:rsid="005a69fc" officeooo:paragraph-rsid="005a69fc"/>
    </style:style>
    <style:style style:name="P190" style:family="paragraph" style:parent-style-name="Standard" style:list-style-name="L4">
      <style:paragraph-properties fo:text-align="justify" style:justify-single-word="false"/>
      <style:text-properties officeooo:rsid="0080cb7b" officeooo:paragraph-rsid="005c65e4"/>
    </style:style>
    <style:style style:name="P191" style:family="paragraph" style:parent-style-name="Standard" style:list-style-name="L4">
      <style:paragraph-properties fo:text-align="justify" style:justify-single-word="false"/>
      <style:text-properties officeooo:rsid="0062755a" officeooo:paragraph-rsid="0062755a"/>
    </style:style>
    <style:style style:name="P192" style:family="paragraph" style:parent-style-name="Text_20_body" style:list-style-name="L5">
      <style:paragraph-properties fo:text-align="justify" style:justify-single-word="false"/>
    </style:style>
    <style:style style:name="P193" style:family="paragraph" style:parent-style-name="Text_20_body" style:list-style-name="L6">
      <style:paragraph-properties fo:text-align="justify" style:justify-single-word="false"/>
      <style:text-properties style:font-name="Arial1"/>
    </style:style>
    <style:style style:name="P194" style:family="paragraph" style:parent-style-name="Text_20_body" style:list-style-name="L7">
      <style:paragraph-properties fo:text-align="justify" style:justify-single-word="false"/>
      <style:text-properties style:font-name="Arial1"/>
    </style:style>
    <style:style style:name="P195" style:family="paragraph" style:parent-style-name="Text_20_body" style:list-style-name="L8">
      <style:paragraph-properties fo:text-align="justify" style:justify-single-word="false"/>
      <style:text-properties style:font-name="Arial1"/>
    </style:style>
    <style:style style:name="T1" style:family="text">
      <style:text-properties style:text-line-through-style="solid" style:text-line-through-type="single" style:text-line-through-text="X"/>
    </style:style>
    <style:style style:name="T2" style:family="text">
      <style:text-properties style:text-line-through-style="solid" style:text-line-through-type="single" style:text-line-through-text="X" style:font-size-asian="10.5pt"/>
    </style:style>
    <style:style style:name="T3" style:family="text">
      <style:text-properties style:text-line-through-style="none" style:text-line-through-type="none"/>
    </style:style>
    <style:style style:name="T4" style:family="text">
      <style:text-properties fo:font-weight="bold" style:font-weight-asian="bold" style:font-weight-complex="bold"/>
    </style:style>
    <style:style style:name="T5" style:family="text">
      <style:text-properties fo:font-weight="bold" officeooo:rsid="0032a061" style:font-weight-asian="bold" style:font-weight-complex="bold"/>
    </style:style>
    <style:style style:name="T6" style:family="text">
      <style:text-properties fo:font-weight="bold" officeooo:rsid="0032e6fa" style:font-weight-asian="bold" style:font-weight-complex="bold"/>
    </style:style>
    <style:style style:name="T7" style:family="text">
      <style:text-properties fo:font-weight="bold" officeooo:rsid="0038741b" style:font-weight-asian="bold" style:font-weight-complex="bold"/>
    </style:style>
    <style:style style:name="T8" style:family="text">
      <style:text-properties fo:font-weight="bold" officeooo:rsid="003eb497" style:font-weight-asian="bold" style:font-weight-complex="bold"/>
    </style:style>
    <style:style style:name="T9" style:family="text">
      <style:text-properties fo:font-weight="bold" officeooo:rsid="00497f73" style:font-weight-asian="bold" style:font-weight-complex="bold"/>
    </style:style>
    <style:style style:name="T10" style:family="text">
      <style:text-properties fo:font-weight="bold" officeooo:rsid="004055fe" style:font-weight-asian="bold" style:font-weight-complex="bold"/>
    </style:style>
    <style:style style:name="T11" style:family="text">
      <style:text-properties fo:font-weight="bold" officeooo:rsid="004325a1" style:font-weight-asian="bold" style:font-weight-complex="bold"/>
    </style:style>
    <style:style style:name="T12" style:family="text">
      <style:text-properties fo:font-weight="bold" officeooo:rsid="0061378c" style:font-weight-asian="bold" style:font-weight-complex="bold"/>
    </style:style>
    <style:style style:name="T13" style:family="text">
      <style:text-properties fo:font-weight="bold" style:font-name-asian="Univers" style:font-weight-asian="bold" style:font-name-complex="Univers" style:font-weight-complex="bold"/>
    </style:style>
    <style:style style:name="T14" style:family="text">
      <style:text-properties style:font-name-asian="Univers" style:font-name-complex="Univers"/>
    </style:style>
    <style:style style:name="T15" style:family="text">
      <style:text-properties officeooo:rsid="000606cd" style:font-name-asian="Univers" style:font-name-complex="Univers"/>
    </style:style>
    <style:style style:name="T16" style:family="text">
      <style:text-properties officeooo:rsid="0024f8d7" style:font-name-asian="Univers" style:font-name-complex="Univers"/>
    </style:style>
    <style:style style:name="T17" style:family="text">
      <style:text-properties style:font-name-asian="Univers-Bold" style:font-name-complex="Univers-Bold"/>
    </style:style>
    <style:style style:name="T18" style:family="text">
      <style:text-properties officeooo:rsid="003a3ba7" style:font-name-asian="Univers-Bold" style:font-name-complex="Univers-Bold"/>
    </style:style>
    <style:style style:name="T19" style:family="text">
      <style:text-properties style:font-name-asian="Symbol" style:font-name-complex="Symbol"/>
    </style:style>
    <style:style style:name="T20" style:family="text">
      <style:text-properties fo:font-style="italic" fo:font-weight="bold" style:font-name-asian="Univers" style:font-style-asian="italic" style:font-weight-asian="bold" style:font-name-complex="Univers" style:font-style-complex="italic" style:font-weight-complex="bold"/>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1bc95c" style:font-style-asian="italic" style:font-weight-asian="bold" style:font-style-complex="italic" style:font-weight-complex="bold"/>
    </style:style>
    <style:style style:name="T23" style:family="text">
      <style:text-properties fo:font-style="italic" style:font-style-asian="italic" style:font-style-complex="italic"/>
    </style:style>
    <style:style style:name="T24" style:family="text">
      <style:text-properties fo:font-style="italic" style:text-underline-style="none" style:font-style-asian="italic" style:font-style-complex="italic"/>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style:font-style-asian="normal" style:font-style-complex="normal"/>
    </style:style>
    <style:style style:name="T27" style:family="text">
      <style:text-properties fo:font-style="normal" officeooo:rsid="00442844"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ize="9pt" style:font-size-asian="9pt" style:font-size-complex="9pt"/>
    </style:style>
    <style:style style:name="T30" style:family="text">
      <style:text-properties officeooo:rsid="00004456"/>
    </style:style>
    <style:style style:name="T31" style:family="text">
      <style:text-properties officeooo:rsid="000451eb"/>
    </style:style>
    <style:style style:name="T32" style:family="text">
      <style:text-properties officeooo:rsid="00049f96"/>
    </style:style>
    <style:style style:name="T33" style:family="text">
      <style:text-properties style:font-name="Arial1"/>
    </style:style>
    <style:style style:name="T34" style:family="text">
      <style:text-properties style:font-name="Arial1" officeooo:rsid="00049f96"/>
    </style:style>
    <style:style style:name="T35" style:family="text">
      <style:text-properties officeooo:rsid="0004a030"/>
    </style:style>
    <style:style style:name="T36" style:family="text">
      <style:text-properties officeooo:rsid="000606cd"/>
    </style:style>
    <style:style style:name="T37" style:family="text">
      <style:text-properties officeooo:rsid="00076407"/>
    </style:style>
    <style:style style:name="T38" style:family="text">
      <style:text-properties officeooo:rsid="00081cc1"/>
    </style:style>
    <style:style style:name="T39" style:family="text">
      <style:text-properties officeooo:rsid="000bc1b6"/>
    </style:style>
    <style:style style:name="T40" style:family="text">
      <style:text-properties officeooo:rsid="000deb74"/>
    </style:style>
    <style:style style:name="T41" style:family="text">
      <style:text-properties officeooo:rsid="000ec822"/>
    </style:style>
    <style:style style:name="T42" style:family="text">
      <style:text-properties officeooo:rsid="000ee6a2"/>
    </style:style>
    <style:style style:name="T43" style:family="text">
      <style:text-properties officeooo:rsid="0011e4d4"/>
    </style:style>
    <style:style style:name="T4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5" style:family="text">
      <style:text-properties fo:font-size="12pt" fo:font-style="normal" fo:font-weight="normal" officeooo:rsid="00327566" style:font-size-asian="12pt" style:font-style-asian="normal" style:font-weight-asian="normal" style:font-size-complex="12pt" style:font-style-complex="normal" style:font-weight-complex="normal"/>
    </style:style>
    <style:style style:name="T46" style:family="text">
      <style:text-properties fo:font-size="12pt" fo:font-style="normal" fo:font-weight="normal" officeooo:rsid="0032a061" style:font-size-asian="12pt" style:font-style-asian="normal" style:font-weight-asian="normal" style:font-size-complex="12pt" style:font-style-complex="normal" style:font-weight-complex="normal"/>
    </style:style>
    <style:style style:name="T47" style:family="text">
      <style:text-properties fo:font-size="12pt" fo:font-style="normal" fo:font-weight="normal" officeooo:rsid="00616977" style:font-size-asian="12pt" style:font-style-asian="normal" style:font-weight-asian="normal" style:font-size-complex="12pt" style:font-style-complex="normal" style:font-weight-complex="normal"/>
    </style:style>
    <style:style style:name="T48" style:family="text">
      <style:text-properties fo:font-size="12pt" fo:font-style="normal" fo:font-weight="normal" officeooo:rsid="003eb497" style:font-size-asian="12pt" style:font-style-asian="normal" style:font-weight-asian="normal" style:font-size-complex="12pt" style:font-style-complex="normal" style:font-weight-complex="normal"/>
    </style:style>
    <style:style style:name="T49" style:family="text">
      <style:text-properties fo:font-size="12pt" fo:font-style="normal" fo:font-weight="normal" officeooo:rsid="0048156a" style:font-size-asian="12pt" style:font-style-asian="normal" style:font-weight-asian="normal" style:font-size-complex="12pt" style:font-style-complex="normal" style:font-weight-complex="normal"/>
    </style:style>
    <style:style style:name="T50" style:family="text">
      <style:text-properties fo:font-size="12pt" fo:font-style="normal" fo:font-weight="normal" officeooo:rsid="005f675f" style:font-size-asian="12pt" style:font-style-asian="normal" style:font-weight-asian="normal" style:font-size-complex="12pt" style:font-style-complex="normal" style:font-weight-complex="normal"/>
    </style:style>
    <style:style style:name="T51" style:family="text">
      <style:text-properties fo:font-size="12pt" fo:font-style="normal" fo:font-weight="bold" style:font-size-asian="12pt" style:font-style-asian="normal" style:font-weight-asian="bold" style:font-size-complex="12pt" style:font-style-complex="normal" style:font-weight-complex="bold"/>
    </style:style>
    <style:style style:name="T52" style:family="text">
      <style:text-properties fo:font-size="12pt" fo:font-style="normal" fo:font-weight="bold" officeooo:rsid="00327566" style:font-size-asian="12pt" style:font-style-asian="normal" style:font-weight-asian="bold" style:font-size-complex="12pt" style:font-style-complex="normal" style:font-weight-complex="bold"/>
    </style:style>
    <style:style style:name="T53" style:family="text">
      <style:text-properties officeooo:rsid="0012c150"/>
    </style:style>
    <style:style style:name="T54" style:family="text">
      <style:text-properties officeooo:rsid="00153d21"/>
    </style:style>
    <style:style style:name="T55" style:family="text">
      <style:text-properties officeooo:rsid="00170f0f"/>
    </style:style>
    <style:style style:name="T56" style:family="text">
      <style:text-properties officeooo:rsid="0018afe5"/>
    </style:style>
    <style:style style:name="T57" style:family="text">
      <style:text-properties officeooo:rsid="001a2ee1"/>
    </style:style>
    <style:style style:name="T58" style:family="text">
      <style:text-properties officeooo:rsid="001bc95c"/>
    </style:style>
    <style:style style:name="T59" style:family="text">
      <style:text-properties officeooo:rsid="001d15ca"/>
    </style:style>
    <style:style style:name="T60" style:family="text">
      <style:text-properties officeooo:rsid="001dda69"/>
    </style:style>
    <style:style style:name="T61" style:family="text">
      <style:text-properties officeooo:rsid="00204cde"/>
    </style:style>
    <style:style style:name="T62" style:family="text">
      <style:text-properties officeooo:rsid="0021b745"/>
    </style:style>
    <style:style style:name="T63" style:family="text">
      <style:text-properties officeooo:rsid="00235e18"/>
    </style:style>
    <style:style style:name="T64" style:family="text">
      <style:text-properties officeooo:rsid="00236e3e"/>
    </style:style>
    <style:style style:name="T65" style:family="text">
      <style:text-properties officeooo:rsid="00241c5f"/>
    </style:style>
    <style:style style:name="T66" style:family="text">
      <style:text-properties officeooo:rsid="0024f8d7"/>
    </style:style>
    <style:style style:name="T67" style:family="text">
      <style:text-properties officeooo:rsid="00260590"/>
    </style:style>
    <style:style style:name="T68" style:family="text">
      <style:text-properties officeooo:rsid="00284970"/>
    </style:style>
    <style:style style:name="T69" style:family="text">
      <style:text-properties officeooo:rsid="00295819"/>
    </style:style>
    <style:style style:name="T70" style:family="text">
      <style:text-properties officeooo:rsid="002b4f48"/>
    </style:style>
    <style:style style:name="T71" style:family="text">
      <style:text-properties officeooo:rsid="002bba67"/>
    </style:style>
    <style:style style:name="T72" style:family="text">
      <style:text-properties officeooo:rsid="002cd9b7"/>
    </style:style>
    <style:style style:name="T73" style:family="text">
      <style:text-properties officeooo:rsid="002de562"/>
    </style:style>
    <style:style style:name="T74" style:family="text">
      <style:text-properties officeooo:rsid="002fa054"/>
    </style:style>
    <style:style style:name="T75" style:family="text">
      <style:text-properties officeooo:rsid="0031821c"/>
    </style:style>
    <style:style style:name="T76" style:family="text">
      <style:text-properties fo:font-weight="normal" style:font-weight-asian="normal" style:font-weight-complex="normal"/>
    </style:style>
    <style:style style:name="T77" style:family="text">
      <style:text-properties fo:font-weight="normal" officeooo:rsid="00327566" style:font-weight-asian="normal" style:font-weight-complex="normal"/>
    </style:style>
    <style:style style:name="T78" style:family="text">
      <style:text-properties fo:font-weight="normal" officeooo:rsid="0032a061" style:font-weight-asian="normal" style:font-weight-complex="normal"/>
    </style:style>
    <style:style style:name="T79" style:family="text">
      <style:text-properties officeooo:rsid="00327566"/>
    </style:style>
    <style:style style:name="T80" style:family="text">
      <style:text-properties officeooo:rsid="0032a061"/>
    </style:style>
    <style:style style:name="T81" style:family="text">
      <style:text-properties officeooo:rsid="0032e6fa"/>
    </style:style>
    <style:style style:name="T82" style:family="text">
      <style:text-properties officeooo:rsid="0037cefa"/>
    </style:style>
    <style:style style:name="T83" style:family="text">
      <style:text-properties officeooo:rsid="0038741b"/>
    </style:style>
    <style:style style:name="T84" style:family="text">
      <style:text-properties fo:color="#000000" loext:opacity="100%" fo:background-color="#ffffff" loext:char-shading-value="0"/>
    </style:style>
    <style:style style:name="T85" style:family="text">
      <style:text-properties officeooo:rsid="0039f1e9"/>
    </style:style>
    <style:style style:name="T86" style:family="text">
      <style:text-properties officeooo:rsid="003a3ba7"/>
    </style:style>
    <style:style style:name="T87" style:family="text">
      <style:text-properties officeooo:rsid="003bbbcf"/>
    </style:style>
    <style:style style:name="T88" style:family="text">
      <style:text-properties officeooo:rsid="003c7887"/>
    </style:style>
    <style:style style:name="T89" style:family="text">
      <style:text-properties officeooo:rsid="003e8c6d"/>
    </style:style>
    <style:style style:name="T90" style:family="text">
      <style:text-properties officeooo:rsid="003eb497"/>
    </style:style>
    <style:style style:name="T91" style:family="text">
      <style:text-properties officeooo:rsid="004023a9"/>
    </style:style>
    <style:style style:name="T92" style:family="text">
      <style:text-properties style:font-name="Liberation Mono"/>
    </style:style>
    <style:style style:name="T93" style:family="text">
      <style:text-properties style:font-name="Liberation Mono" officeooo:rsid="003db28b"/>
    </style:style>
    <style:style style:name="T94" style:family="text">
      <style:text-properties style:font-name="Liberation Mono" fo:font-size="11pt" style:font-size-asian="11pt" style:font-size-complex="11pt"/>
    </style:style>
    <style:style style:name="T95" style:family="text">
      <style:text-properties style:font-name="Liberation Mono" fo:font-size="11pt" officeooo:rsid="003db28b" style:font-size-asian="11pt" style:font-size-complex="11pt"/>
    </style:style>
    <style:style style:name="T96" style:family="text">
      <style:text-properties officeooo:rsid="0041dee9"/>
    </style:style>
    <style:style style:name="T97" style:family="text">
      <style:text-properties officeooo:rsid="004325a1"/>
    </style:style>
    <style:style style:name="T98" style:family="text">
      <style:text-properties fo:font-size="14pt" style:font-size-asian="14pt" style:font-size-complex="14pt"/>
    </style:style>
    <style:style style:name="T99" style:family="text">
      <style:text-properties fo:font-size="14pt" officeooo:rsid="00442844" style:font-size-asian="14pt" style:font-size-complex="14pt"/>
    </style:style>
    <style:style style:name="T100" style:family="text">
      <style:text-properties fo:font-size="14pt" officeooo:rsid="004616ac" style:font-size-asian="14pt" style:font-size-complex="14pt"/>
    </style:style>
    <style:style style:name="T101" style:family="text">
      <style:text-properties officeooo:rsid="004616ac"/>
    </style:style>
    <style:style style:name="T102" style:family="text">
      <style:text-properties fo:font-size="16pt" style:font-size-asian="16pt" style:font-size-complex="16pt"/>
    </style:style>
    <style:style style:name="T103" style:family="text">
      <style:text-properties fo:font-size="16pt" officeooo:rsid="00442844" style:font-size-asian="16pt" style:font-size-complex="16pt"/>
    </style:style>
    <style:style style:name="T104" style:family="text">
      <style:text-properties fo:font-size="16pt" officeooo:rsid="004616ac" style:font-size-asian="16pt" style:font-size-complex="16pt"/>
    </style:style>
    <style:style style:name="T105" style:family="text">
      <style:text-properties officeooo:rsid="0048156a"/>
    </style:style>
    <style:style style:name="T106" style:family="text">
      <style:text-properties officeooo:rsid="00497f73"/>
    </style:style>
    <style:style style:name="T107" style:family="text">
      <style:text-properties officeooo:rsid="004b052e"/>
    </style:style>
    <style:style style:name="T108" style:family="text">
      <style:text-properties officeooo:rsid="004fbbf6"/>
    </style:style>
    <style:style style:name="T109" style:family="text">
      <style:text-properties officeooo:rsid="00513a6e"/>
    </style:style>
    <style:style style:name="T110" style:family="text">
      <style:text-properties officeooo:rsid="0067fb7f"/>
    </style:style>
    <style:style style:name="T111" style:family="text">
      <style:text-properties officeooo:rsid="0052abb3"/>
    </style:style>
    <style:style style:name="T112" style:family="text">
      <style:text-properties officeooo:rsid="00727cad"/>
    </style:style>
    <style:style style:name="T113" style:family="text">
      <style:text-properties officeooo:rsid="0053b34d"/>
    </style:style>
    <style:style style:name="T114" style:family="text">
      <style:text-properties officeooo:rsid="003e9a6a"/>
    </style:style>
    <style:style style:name="T115" style:family="text">
      <style:text-properties officeooo:rsid="0053f105"/>
    </style:style>
    <style:style style:name="T116" style:family="text">
      <style:text-properties officeooo:rsid="004a2637"/>
    </style:style>
    <style:style style:name="T117" style:family="text">
      <style:text-properties officeooo:rsid="00545ab8"/>
    </style:style>
    <style:style style:name="T118" style:family="text">
      <style:text-properties officeooo:rsid="006dd517"/>
    </style:style>
    <style:style style:name="T119" style:family="text">
      <style:text-properties officeooo:rsid="005ade87"/>
    </style:style>
    <style:style style:name="T120" style:family="text">
      <style:text-properties officeooo:rsid="0057ee2d"/>
    </style:style>
    <style:style style:name="T121" style:family="text">
      <style:text-properties officeooo:rsid="005a69fc"/>
    </style:style>
    <style:style style:name="T122" style:family="text">
      <style:text-properties officeooo:rsid="005c65e4"/>
    </style:style>
    <style:style style:name="T123" style:family="text">
      <style:text-properties officeooo:rsid="004055fe"/>
    </style:style>
    <style:style style:name="T124" style:family="text">
      <style:text-properties officeooo:rsid="0080a7b5"/>
    </style:style>
    <style:style style:name="T125" style:family="text">
      <style:text-properties officeooo:rsid="0080cb7b"/>
    </style:style>
    <style:style style:name="T126" style:family="text">
      <style:text-properties officeooo:rsid="005e4912"/>
    </style:style>
    <style:style style:name="T127" style:family="text">
      <style:text-properties officeooo:rsid="005f675f"/>
    </style:style>
    <style:style style:name="T128" style:family="text">
      <style:text-properties officeooo:rsid="0061378c"/>
    </style:style>
    <style:style style:name="T129" style:family="text">
      <style:text-properties officeooo:rsid="0062755a"/>
    </style:style>
    <style:style style:name="T130" style:family="text">
      <style:text-properties officeooo:rsid="004f9c0c"/>
    </style:style>
    <style:style style:name="T131" style:family="text">
      <style:text-properties officeooo:rsid="00646732"/>
    </style:style>
    <style:style style:name="T132" style:family="text">
      <style:text-properties officeooo:rsid="0064fb25"/>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number:date-style style:name="N41"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31">PRINTCBL</text:p>
      <text:p text:style-name="P25">v2.01.3<text:span text:style-name="T126">7</text:span></text:p>
      <text:p text:style-name="P25"/>
      <text:p text:style-name="P24">A program to print Cobol Source code with all Copy statements included in along with all comments.</text:p>
      <text:p text:style-name="P24"/>
      <text:p text:style-name="P24"/>
      <text:p text:style-name="P27">Set up and Usage Manual</text:p>
      <text:p text:style-name="P27"/>
      <text:p text:style-name="P27"/>
      <text:p text:style-name="P27"/>
      <text:p text:style-name="P27"><draw:frame draw:style-name="fr1" draw:name="graphics1" text:anchor-type="as-char" svg:width="3.36cm" svg:height="1.349cm" draw:z-index="0"><draw:image xlink:href="http://www.gnu.org/graphics/gplv3-127x51.png" xlink:type="simple" xlink:show="embed" xlink:actuate="onLoad" draw:mime-type="image/png"/></draw:frame></text:p>
      <text:p text:style-name="P27"/>
      <text:p text:style-name="P27"/>
      <text:p text:style-name="P1"/>
      <text:p text:style-name="P5"/>
      <text:p text:style-name="P5"/>
      <text:p text:style-name="P5">Copyright © <text:s/>Applewood Computers 2011<text:span text:style-name="T30">-20</text:span><text:span text:style-name="T131">23</text:span><text:span text:style-name="T30"> and later – Authors &amp; Programmers.</text:span></text:p>
      <text:p text:style-name="P10"/>
      <text:p text:style-name="Standard"><text:span text:style-name="T34">Under FSF GPL v3 -<text:tab/></text:span><text:span text:style-name="T32"><draw:frame draw:style-name="fr1" draw:name="graphics2" text:anchor-type="as-char" svg:width="3.36cm" svg:height="1.349cm" draw:z-index="1"><draw:image xlink:href="http://www.gnu.org/graphics/gplv3-127x51.png" xlink:type="simple" xlink:show="embed" xlink:actuate="onLoad" draw:mime-type="image/png"/></draw:frame></text:span></text:p>
      <text:p text:style-name="P5"/>
      <text:p text:style-name="P5"/>
      <text:p text:style-name="P16">This document and the source code of the program known as 'printcbl' is copyright © <text:span text:style-name="T68">2011 - </text:span>20<text:span text:style-name="T131">23</text:span> and may NOT be supplied or any part thereof, embedded or as a separate element, in any programming language or form, with any Cobol Compiler other than <text:span text:style-name="T31">GnuCOBOL</text:span> ® without the express authority of the copyright holder. </text:p>
      <text:p text:style-name="P16">It's usage in conjunction with the Cobol Compiler known as <text:span text:style-name="T31">GnuCOBOL</text:span> is herewith granted to all users of said product unconditionally.</text:p>
      <text:p text:style-name="P19"/>
      <text:p text:style-name="P18">Documentation Copyright © <text:s/>Applewood Computers 2011-<text:span text:style-name="T62">20</text:span>1<text:span text:style-name="T69">9</text:span> <text:span text:style-name="T62">and later </text:span>– Vincent B Coen.</text:p>
      <text:p text:style-name="P17">Permission is granted to copy, distribute and/or modify this document under the terms of the GNU Free Documentation License, Version 1.3 or later version published by the Free Software Foundation; with no Invariant Sections, Front-Cover Texts, and no Back-Cover Texts <text:span text:style-name="T35">other than originally supplied</text:span>.</text:p>
      <text:p text:style-name="P16">A copy of the license is included in the section entitled "GNU Free Documentation License".</text:p>
      <text:p text:style-name="P6"/>
      <text:p text:style-name="P5"/>
      <text:p text:style-name="P5"/>
      <text:p text:style-name="P5"/>
      <text:p text:style-name="P5">Applewood Computers</text:p>
      <text:p text:style-name="P13">17 Stag Green Avenue</text:p>
      <text:p text:style-name="P13">Hatfield</text:p>
      <text:p text:style-name="P13">Hertfordshire</text:p>
      <text:p text:style-name="P13">AL9 5EB</text:p>
      <text:p text:style-name="P12">United Kingdom</text:p>
      <text:p text:style-name="P5"/>
      <text:p text:style-name="P5">Phone: 44-(0)1<text:span text:style-name="T61">707-263712</text:span></text:p>
      <text:p text:style-name="P5"/>
      <text:p text:style-name="P5">Support email: <text:s/>vbcoen@gmail.com</text:p>
      <text:p text:style-name="P5"/>
      <text:p text:style-name="P5"/>
      <text:p text:style-name="P5"/>
      <text:p text:style-name="P22">Author:<text:tab/><text:span text:style-name="T131"><text:tab/></text:span><text:tab/>Vincent <text:span text:style-name="T131">Bryan </text:span>Coen, The author asserts his copyright over this <text:span text:style-name="T130">work.</text:span></text:p>
      <text:p text:style-name="Standard"><text:span text:style-name="T33">Author:<text:tab/><text:tab/><text:tab/></text:span><text:span text:style-name="T33"><text:initial-creator>Vincent B Coen</text:initial-creator></text:span></text:p>
      <text:p text:style-name="P11">Document update: <text:s/><text:tab/><text:tab/><text:modification-date style:data-style-name="N41">3 January 2025</text:modification-date></text:p>
      <text:p text:style-name="P11">Revision:<text:tab/><text:tab/><text:tab/><text:editing-cycles>47</text:editing-cycles></text:p>
      <text:p text:style-name="P5">Software Version Date:<text:tab/><text:span text:style-name="T122">11</text:span><text:span text:style-name="T29">th</text:span> <text:span text:style-name="T122">March</text:span>, 201<text:span text:style-name="T70">9</text:span></text:p>
      <text:p text:style-name="P5">Software Version<text:tab/><text:tab/>2.01.<text:span text:style-name="T120">37</text:span></text:p>
      <text:p text:style-name="P5">Word Processor:<text:tab/><text:tab/>LibreOffice <text:span text:style-name="T132">7</text:span><text:span text:style-name="T68">.0</text:span>. or later</text:p>
      <text:p text:style-name="P5"/>
      <text:p text:style-name="P5"><text:span text:style-name="T1">1</text:span> <text:span text:style-name="T1">3</text:span> <text:span text:style-name="T1">5</text:span> 7 9 <text:span text:style-name="T1">0</text:span> <text:span text:style-name="T2">2</text:span> <text:span text:style-name="T1">4</text:span><text:span text:style-name="T3"> </text:span><text:span text:style-name="T1">6</text:span> 8</text:p>
      <text:p text:style-name="P14"/>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P157">Contents</text:p>
          </text:index-title>
          <text:p text:style-name="P161">Support for Printcbl<text:tab/>4</text:p>
          <text:p text:style-name="P161">Why is this program needed ?<text:tab/>5</text:p>
          <text:p text:style-name="P161">Copy Support (v2.00)<text:tab/>6</text:p>
          <text:p text:style-name="P161">Pre usage actions on first install<text:tab/>7</text:p>
          <text:p text:style-name="P162">Program Source code Set up<text:tab/>7</text:p>
          <text:p text:style-name="P161">Printcbl: Program Usage<text:tab/>9</text:p>
          <text:p text:style-name="P161">Printcbl Typical usage Scenarios<text:tab/>10</text:p>
          <text:p text:style-name="P161">Optional print format Commands<text:tab/>11</text:p>
          <text:p text:style-name="P162">Full listing<text:tab/>11</text:p>
          <text:p text:style-name="P163">/ or EJECT<text:tab/>11</text:p>
          <text:p text:style-name="P163">NOLIST<text:tab/>11</text:p>
          <text:p text:style-name="P163">LIST<text:tab/>11</text:p>
          <text:p text:style-name="P162">Special case command<text:tab/>12</text:p>
          <text:p text:style-name="P163">NOPRINT<text:tab/>12</text:p>
          <text:p text:style-name="P161">Compiler Requirements for building Printcbl<text:tab/>13</text:p>
          <text:p text:style-name="P161">TODO List<text:tab/>14</text:p>
          <text:p text:style-name="P162">Noticeable changes from v1.01<text:tab/>14</text:p>
          <text:p text:style-name="P161">Literal Treatment<text:tab/>15</text:p>
          <text:p text:style-name="P161">Messages used<text:tab/>16</text:p>
          <text:p text:style-name="P162">Listings<text:tab/>16</text:p>
          <text:p text:style-name="P162">Displays<text:tab/>16</text:p>
          <text:p text:style-name="P162">Message Explanations<text:tab/>16</text:p>
          <text:p text:style-name="P161">Appendix A - Update Log<text:tab/>17</text:p>
          <text:p text:style-name="P162">Since v2.01.16<text:tab/>17</text:p>
          <text:p text:style-name="P161">Appendix B - <text:span text:style-name="T26">Copy statement </text:span><text:span text:style-name="T26">F</text:span><text:span text:style-name="T26">ormats</text:span><text:tab/>18</text:p>
          <text:p text:style-name="P161">Appendix C - GNU Free Documentation License<text:tab/>23</text:p>
          <text:p text:style-name="P161">Appendix D - GNU General Public License<text:tab/>29</text:p>
        </text:index-body>
      </text:table-of-content>
      <text:p text:style-name="P26"/>
      <text:h text:style-name="P165" text:outline-level="1"><text:bookmark-start text:name="__RefHeading___Toc92522_383202425"/>Support for Printcbl<text:bookmark-end text:name="__RefHeading___Toc92522_383202425"/></text:h>
      <text:p text:style-name="P28"/>
      <text:p text:style-name="P39">Please read all of these notes before use <text:span text:style-name="T57">along with the Changelog file and ensure that the later latest entry matches the current source file version number</text:span>!!!</text:p>
      <text:p text:style-name="P39"/>
      <text:p text:style-name="P43">Latest version at <text:span text:style-name="T32">http://sourceforge.net/p/open-cobol/code/HEAD/tree/trunk/contrib/tools/printcbl</text:span></text:p>
      <text:p text:style-name="P44"><text:s/><text:span text:style-name="T31">or </text:span>http://applewood.<text:span text:style-name="T68">linkpc.net</text:span>/files/printcbl-latest.zip</text:p>
      <text:p text:style-name="P39"><text:s/>or via <text:span text:style-name="T62">anonymous </text:span>ftp <text:span text:style-name="T62">at</text:span> applewood.<text:span text:style-name="T68">linkpc.net : cd </text:span>pub <text:span text:style-name="T54">&amp; get </text:span>printcbl-latest.zip</text:p>
      <text:p text:style-name="P39"/>
      <text:p text:style-name="P39">If using ftp you may find (but unlikely) Alpha releases present, that is under initial testing. </text:p>
      <text:p text:style-name="P39">One's marked Beta are somewhat safer to use for production purposes.</text:p>
      <text:p text:style-name="P39"/>
      <text:p text:style-name="P39">Suggestions for updates to vbcoen at gmail.com</text:p>
      <text:p text:style-name="P39">Message subject must be 'printcbl requests' or 'printcbl bugs' subject to the issue or problem.</text:p>
      <text:p text:style-name="P71">And of course you can use the GnuCOBOL website bug reporting tool for all tools.</text:p>
      <text:p text:style-name="P71"/>
      <text:p text:style-name="P39">If you wish to be on an update &amp; bug report email list for: Printcbl, Cobxref, Profiler (Cobol), Dectrans and anything else related to <text:span text:style-name="T72">my/our </text:span>Cobol development tools<text:span text:style-name="T106">,</text:span> send your details to above address with subject: 'Update lists' and you will be added to my address list for such purposes.</text:p>
      <text:p text:style-name="P92"/>
      <text:p text:style-name="P92">Better still, you should also be registered on the Sourceforge website for the above products for email and updated file notifications.</text:p>
      <text:p text:style-name="P39"/>
      <text:p text:style-name="P35"/>
      <text:h text:style-name="P165" text:outline-level="1"><text:bookmark-start text:name="__RefHeading___Toc92524_383202425"/>Why is this program needed ?<text:bookmark-end text:name="__RefHeading___Toc92524_383202425"/></text:h>
      <text:p text:style-name="P142">Simply if you have a need to supply program sources to another for which you do not wish to also supply all of your copy book libraries etc then using Printcbl you can auto include them in to your source program creating a new file that can be sent<text:span text:style-name="T70">,</text:span> complete.</text:p>
      <text:p text:style-name="P142"/>
      <text:p text:style-name="P142">I use it for examples of usage for other Cobol Tools developed and distributed via sourceforge and other websites as O/S (Open Source) with only the FSF license for re-use.</text:p>
      <text:p text:style-name="P142"/>
      <text:p text:style-name="P142">As examples see cobxref, dectrans as well as the Accounting software package ACAS that includes General and IRS (abbreviated version of same), Purchase,&amp; Sales Ledgers and Stock Control <text:span text:style-name="T67">with support for Cobol files or Mysql rdbms tables (other might be added later).</text:span></text:p>
      <text:p text:style-name="P142"/>
      <text:p text:style-name="P143">The program can also produce a printed listing of the Cobol program source that was used as input with all C<text:span text:style-name="T70">OPY</text:span>s added<text:span text:style-name="T70">,</text:span> up to a depth of 9.</text:p>
      <text:p text:style-name="P143"/>
      <text:p text:style-name="P143"/>
      <text:p text:style-name="P156">This version does <text:span text:style-name="T4">not</text:span> support usage of CDF verb REPLACE.</text:p>
      <text:p text:style-name="P156"/>
      <text:h text:style-name="P165" text:outline-level="1"><text:bookmark-start text:name="__RefHeading___Toc92526_383202425"/>Copy Support (v2.0<text:span text:style-name="T113">0</text:span>)<text:bookmark-end text:name="__RefHeading___Toc92526_383202425"/></text:h>
      <text:p text:style-name="P36"/>
      <text:p text:style-name="P39">Case is not sensitive, so ' COPY ' ' copy ' and any variation is OK, same as in <text:span text:style-name="T38">GnuCOBOL</text:span>.<text:span text:style-name="T109"> Both types of quotes (single and double but not mixed)</text:span></text:p>
      <text:p text:style-name="P39"><text:s/></text:p>
      <text:p text:style-name="P39"><text:s/>1:<text:span text:style-name="T107"><text:tab/></text:span>COPY foo.</text:p>
      <text:p text:style-name="P39"><text:s/>2:<text:span text:style-name="T107"><text:tab/></text:span>COPY "foo"<text:span text:style-name="T106"> <text:s/>(or 'foo')</text:span>.</text:p>
      <text:p text:style-name="P39"/>
      <text:p text:style-name="P52"><text:s/><text:span text:style-name="T107">3</text:span>:<text:span text:style-name="T107"><text:tab/></text:span>COPY <text:span text:style-name="T106">"</text:span>foo<text:span text:style-name="T111">.ext"<text:tab/><text:tab/>different .ext </text:span><text:span text:style-name="T9">NOT</text:span><text:span text:style-name="T106"> searched for</text:span></text:p>
      <text:p text:style-name="P52"><text:s/><text:span text:style-name="T107">4</text:span>:<text:span text:style-name="T107"><text:tab/></text:span>COPY foo<text:span text:style-name="T111">.ext<text:tab/><text:tab/></text:span>different .ext <text:span text:style-name="T4">NOT</text:span> searched for<text:span text:style-name="T110"> (same as in 3).</text:span></text:p>
      <text:p text:style-name="P50"/>
      <text:p text:style-name="P50"><text:span text:style-name="T107"><text:s/>5:<text:tab/>for any COPY options adding </text:span><text:s/>IN<text:span text:style-name="T106"> | </text:span>OF "../par"<text:span text:style-name="T106"> <text:s/>fully supported.</text:span></text:p>
      <text:p text:style-name="P50"><text:s/><text:span text:style-name="T107">6:<text:tab/></text:span>COPY filename.ext | IN | OF path | “relative path” <text:span text:style-name="T107">| </text:span>SUPPRESS | SUPPRESS PRINTING</text:p>
      <text:p text:style-name="P93"><text:tab/><text:tab/><text:tab/><text:tab/>The SUPPRESS options only used for a report<text:span text:style-name="T112"> otherwise ignored</text:span>.</text:p>
      <text:p text:style-name="P92"/>
      <text:p text:style-name="P39"><text:s/><text:span text:style-name="T107">7:<text:tab/></text:span>Support for REPLACING sub clause</text:p>
      <text:p text:style-name="P39">Form <text:s/>1A<text:span text:style-name="T107">::</text:span> <text:s/>Word <text:s text:c="13"/><text:tab/><text:tab/>by word</text:p>
      <text:p text:style-name="P39"><text:tab/>1B<text:span text:style-name="T107">::</text:span> <text:s/>Literal <text:s text:c="11"/><text:tab/><text:tab/>by literal</text:p>
      <text:p text:style-name="P39"><text:s text:c="4"/><text:tab/>1C<text:span text:style-name="T107">::</text:span> <text:s/>Identifier <text:s text:c="7"/><text:tab/><text:tab/>by Identifier</text:p>
      <text:p text:style-name="P39"><text:s text:c="5"/><text:tab/>1D<text:span text:style-name="T107">::</text:span> <text:s/>==pseudo-text-1== <text:s/><text:tab/>by ==pseudo-text-2==</text:p>
      <text:p text:style-name="P39"><text:tab/><text:span text:style-name="T107">1E::</text:span> <text:s/>==text-3== <text:s text:c="8"/><text:tab/>by ==text-4==</text:p>
      <text:p text:style-name="P39"/>
      <text:p text:style-name="P39">Cases 1 <text:span text:style-name="T108">and</text:span> <text:span text:style-name="T107">2</text:span> <text:s/>(if not found, <text:span text:style-name="T43">then </text:span>searched with ext<text:span text:style-name="T62">ension</text:span>s of .CPY, .CBL, .COB (<text:span text:style-name="T107">as well as</text:span> lower case<text:span text:style-name="T109"> version of the same</text:span>)<text:span text:style-name="T107">. This is not done if the extension is provided.</text:span></text:p>
      <text:p text:style-name="P55"/>
      <text:p text:style-name="P99">For 1D support for LEADING and TRAILING providing both fields are the same size.</text:p>
      <text:p text:style-name="P55"/>
      <text:p text:style-name="P51"><text:span text:style-name="T107">For all</text:span> cases<text:span text:style-name="T107">,</text:span> searched in current directory and <text:span text:style-name="T107">then </text:span>all search paths in order supplied<text:span text:style-name="T107"> up to a maximum of 10 paths only. </text:span></text:p>
      <text:p text:style-name="P95">If both GnuCobol environment variables (COBCPY and COB_COPY_DIR) are set and they are the same, only one will be used otherwise search paths are added in read order with COBCPY first.</text:p>
      <text:p text:style-name="P39"/>
      <text:p text:style-name="P36">As per the Cobol standards<text:span text:style-name="T4"> ALL COPY</text:span> statements <text:span text:style-name="T4">MUST</text:span> be followed directly with '.' (period).</text:p>
      <text:p text:style-name="P101"/>
      <text:p text:style-name="P36"><text:span text:style-name="T21">Note</text:span>: <text:tab/>In 1 through <text:span text:style-name="T107">6</text:span>) the copy file name and the copy library is <text:span text:style-name="T4">case sensitive</text:span>.</text:p>
      <text:p text:style-name="P36"><text:tab/><text:span text:style-name="T4">Replacing</text:span> all, <text:span text:style-name="T23">other</text:span> than literals are <text:span text:style-name="T4">NOT</text:span> case sensitive.</text:p>
      <text:p text:style-name="P36"><text:tab/>Literals must be on same line. There is no support for continuation on the COPY statements</text:p>
      <text:p text:style-name="P36"><text:tab/>or the source target but this allows for partial, line by line replacement.</text:p>
      <text:p text:style-name="P36"/>
      <text:p text:style-name="P108">Warning:</text:p>
      <text:p text:style-name="P36"/>
      <text:p text:style-name="P114"><text:span text:style-name="T28">1.</text:span><text:span text:style-name="T26">.<text:tab/>When using fixed format source it is the programmers </text:span><text:span text:style-name="T21">responsibility</text:span><text:span text:style-name="T26"> to ensure that the replacing clause element fits within the area available and does NOT exceed column 72.</text:span></text:p>
      <text:p text:style-name="P39">The same applies to the compiler. (See the Cobol standards manual).</text:p>
      <text:p text:style-name="P94"/>
      <text:p text:style-name="P96">This means the result of a replace that exceeds column 72 is undefined but could extend beyond the Form B area.<text:span text:style-name="T122"> Also note that cc7 '-' is ignored. and replacing will use '" &amp;' at end of source (cc70) and next line will have a quote on cc12.</text:span></text:p>
      <text:p text:style-name="P68"/>
      <text:p text:style-name="P65"/>
      <text:h text:style-name="P165" text:outline-level="1"><text:bookmark-start text:name="__RefHeading___Toc92528_383202425"/>Pre usage actions on first install<text:bookmark-end text:name="__RefHeading___Toc92528_383202425"/></text:h>
      <text:p text:style-name="P36"/>
      <text:h text:style-name="P169" text:outline-level="2"><text:bookmark-start text:name="__RefHeading___Toc2624_2928557742"/>Program Source code Set up<text:bookmark-end text:name="__RefHeading___Toc2624_2928557742"/></text:h>
      <text:p text:style-name="P36"/>
      <text:p text:style-name="P66">As of version 2.01.20 these system <text:span text:style-name="T75">setting </text:span>changes happen at the start of the source file and within the section marked as CONFIGURATION SETTINGS.</text:p>
      <text:p text:style-name="P66"/>
      <text:p text:style-name="P102">1.<text:tab/>Printing</text:p>
      <text:p text:style-name="P103"><text:s text:c="2"/>A.<text:tab/><text:span text:style-name="T76">C-Print-Out <text:s text:c="2"/>AS 0</text:span></text:p>
      <text:p text:style-name="P103"><text:span text:style-name="T78"><text:tab/><text:tab/><text:tab/><text:tab/>Set to AS </text:span><text:span text:style-name="T76">1</text:span><text:span text:style-name="T78">,</text:span><text:span text:style-name="T76"> if you want Printcbl to send your report file to the printer at</text:span></text:p>
      <text:p text:style-name="P103"><text:span text:style-name="T78"><text:tab/><text:tab/><text:tab/><text:tab/></text:span><text:span text:style-name="T76">end of processing (EOJ). <text:s/>O</text:span><text:span text:style-name="T77">t</text:span><text:span text:style-name="T76">herwise you do it manually </text:span><text:span text:style-name="T77">such as </text:span><text:span text:style-name="T76">creating a</text:span></text:p>
      <text:p text:style-name="P103"><text:span text:style-name="T78"><text:tab/><text:tab/><text:tab/><text:tab/></text:span><text:span text:style-name="T76">.pdf file using the supplied script prtpdf.sh which you can modify to match</text:span></text:p>
      <text:p text:style-name="P103"><text:span text:style-name="T78"><text:tab/><text:tab/><text:tab/><text:tab/></text:span><text:span text:style-name="T76">your requirements.</text:span><text:span text:style-name="T78"> Also see options B through D.</text:span></text:p>
      <text:p text:style-name="P66"/>
      <text:p text:style-name="P77"><text:span text:style-name="T80">[ As set (</text:span>to zero<text:span text:style-name="T80">)</text:span> will force no printing and this has been set during testing, however if you wish that the program output is normally printed <text:span text:style-name="T80">when NOPRINT was </text:span><text:span text:style-name="T5">not</text:span><text:span text:style-name="T80"> used </text:span>then set it to 1 (one).<text:span text:style-name="T80"> ]</text:span></text:p>
      <text:p text:style-name="P67"/>
      <text:p text:style-name="P72"><text:s text:c="2"/><text:span text:style-name="T4">B</text:span>.<text:tab/>C-PR-2 <text:s text:c="2"/>AS 0<text:tab/><text:span text:style-name="T79">Retains the report file. To always delete the report file after sending to the</text:span></text:p>
      <text:p text:style-name="P88"><text:tab/><text:tab/><text:tab/><text:tab/>print spooler, <text:s/>change to 'AS 1'. </text:p>
      <text:p text:style-name="P79"><text:tab/><text:tab/><text:tab/><text:tab/>Currently it is set for lpr to keep it. <text:s/>[ This is the command to print in Linux.]</text:p>
      <text:p text:style-name="P15"/>
      <text:p text:style-name="P144"><text:span text:style-name="T45"><text:s text:c="2"/></text:span><text:span text:style-name="T52">C.</text:span><text:span text:style-name="T45"><text:tab/>PSN-1 <text:s text:c="2"/>AS "Officejet-Pro-8600" <text:s text:c="2"/></text:span></text:p>
      <text:p text:style-name="P144"><text:span text:style-name="T46"><text:tab/><text:tab/><text:tab/><text:tab/></text:span><text:span text:style-name="T45">Change to the name of your normal Printer Spool name as set up in</text:span></text:p>
      <text:p text:style-name="P144"><text:span text:style-name="T46"><text:tab/><text:tab/><text:tab/><text:tab/></text:span><text:span text:style-name="T45">CUPS or Windows etc, <text:s/>[</text:span><text:span text:style-name="T44"> </text:span><text:span text:style-name="T45">C</text:span><text:span text:style-name="T44">urrently set to</text:span><text:span text:style-name="T45"> use printer</text:span></text:p>
      <text:p text:style-name="P144"><text:span text:style-name="T46"><text:tab/><text:tab/><text:tab/><text:tab/></text:span><text:span text:style-name="T44">"</text:span><text:a xlink:type="simple" xlink:href="http://localhost:631/printers/Officejet_Pro_8600" text:style-name="Internet_20_link" text:visited-style-name="Visited_20_Internet_20_Link">Officejet_Pro_8600</text:a><text:span text:style-name="T44">"</text:span><text:span text:style-name="T45"> ]</text:span></text:p>
      <text:p text:style-name="P67"/>
      <text:p text:style-name="P74"><text:s text:c="2"/><text:span text:style-name="T4">D.</text:span><text:tab/>Change PAGE-LINES AS 54</text:p>
      <text:p text:style-name="P75"><text:tab/><text:span text:style-name="T80"><text:tab/><text:tab/><text:tab/></text:span>Change here <text:span text:style-name="T83">only </text:span>if when printing, you do not fill a page or go over to a</text:p>
      <text:p text:style-name="P75"><text:span text:style-name="T83"><text:tab/><text:tab/><text:tab/><text:tab/></text:span>new<text:span text:style-name="T83"> </text:span>one without a heading line.</text:p>
      <text:p text:style-name="P48"/>
      <text:p text:style-name="P89"><text:span text:style-name="T4">2.</text:span><text:tab/><text:span text:style-name="T8">Operating system set up</text:span></text:p>
      <text:p text:style-name="P89"><text:span text:style-name="T90"><text:s text:c="2"/>A.<text:tab/></text:span>C-OS-Delimiter <text:s/>AS "/"</text:p>
      <text:p text:style-name="P89"/>
      <text:p text:style-name="P145"><text:span text:style-name="T47">This is set</text:span><text:span text:style-name="T48"> up</text:span><text:span text:style-name="T47"> for use in *nix environments which includes Linux and </text:span>MSYS/MinGW<text:span text:style-name="T47"> etc</text:span></text:p>
      <text:p text:style-name="P89"/>
      <text:p text:style-name="P150"><text:span text:style-name="T44">Change it for "\" if and </text:span><text:span text:style-name="T51">only</text:span><text:span text:style-name="T44"> if, you are using a native version of the Cobol compiler built by Microsoft Visual Studio.</text:span></text:p>
      <text:p text:style-name="P76"/>
      <text:p text:style-name="P104"><text:span text:style-name="T90">3</text:span>.<text:tab/>Testing settings Only</text:p>
      <text:p text:style-name="P78"><text:s text:c="2"/><text:span text:style-name="T4">A.</text:span><text:tab/>C-Testing-1 <text:s text:c="2"/>AS 0<text:tab/>Not testing. Only change this to 1 if requested by the<text:span text:style-name="T83"> </text:span>programmer. </text:p>
      <text:p text:style-name="P78"><text:span text:style-name="T83"><text:tab/><text:tab/><text:tab/><text:tab/>I</text:span>t can produce a lot of output<text:span text:style-name="T126"> every where</text:span>.</text:p>
      <text:p text:style-name="P73"/>
      <text:p text:style-name="P80">Note that there are other testing settings within the source but these are only used during testing by the PrintCbl programmers or support. These may well be removed after all testing has completed.</text:p>
      <text:p text:style-name="P80"/>
      <text:p text:style-name="P39"><text:span text:style-name="T8">4</text:span>.<text:span text:style-name="T82"><text:tab/></text:span>Change settings in <text:span text:style-name="T75">the source code variable </text:span>Print-Report:</text:p>
      <text:p text:style-name="P47"><text:s text:c="2"/><text:span text:style-name="T6">A</text:span>. Change <text:span text:style-name="T59">variable </text:span>PR-Name size from x(32) if your 'output file' names are longer<text:span text:style-name="T81">. along with</text:span></text:p>
      <text:p text:style-name="P88"><text:tab/>variables WS-Print-File-Name and if needed the input file name area:</text:p>
      <text:p text:style-name="P81"><text:tab/>WS-Input-File-Name.</text:p>
      <text:p text:style-name="P69">Settings for <text:span text:style-name="T90">4.A</text:span> can be left as they are<text:span text:style-name="T83">,</text:span> for most circumstances.<text:span text:style-name="T81"> Note that these are the file names used as input and output to PrintCbl as Parameters 1 and 2.</text:span></text:p>
      <text:p text:style-name="P42"/>
      <text:p text:style-name="P65"/>
      <text:p text:style-name="P109"><text:soft-page-break/>Information on additional data that is set up is:</text:p>
      <text:p text:style-name="P39">Print font size at (cpi) 16.6 chars per inch and (lpi) 9 lines per inch, double sided (if your printer can't it should be ignored) 1/4 inch or 6mm margins top, left and right edge.</text:p>
      <text:p text:style-name="P39"/>
      <text:p text:style-name="P70">You still need to change the source code for this one if needed<text:span text:style-name="T83"> BUT only change one at a time and test it as it is easy to mess it up.</text:span></text:p>
      <text:p text:style-name="P70"/>
      <text:p text:style-name="P46"><text:span text:style-name="T81">Note that the </text:span>variable 'WS-Page-Lines' <text:span text:style-name="T81">is set from PAGE-LINES as in (1.D) above., and </text:span>should be <text:span text:style-name="T81">only be </text:span>changed if your printout is wrong, e.g., too much space left on page <text:span text:style-name="T81">before a change of page </text:span>or it prints on next page before a heading is printed<text:span text:style-name="T81"> indicating a printing overflow</text:span>.</text:p>
      <text:p text:style-name="P39"/>
      <text:p text:style-name="P69"/>
      <text:p text:style-name="P39">If you need to place prints into a ring binder you might want increase the value 'page-left=24' to a larger number. note that this is in pixels and there are 72 per inch/26mm, so say to 48.</text:p>
      <text:p text:style-name="P147"/>
      <text:p text:style-name="P82">Note that these settings may not be the same in a given version of the source code <text:span text:style-name="T126">as</text:span> more or less may be <text:span text:style-name="T126">used</text:span>.</text:p>
      <text:p text:style-name="P82"/>
      <text:p text:style-name="P39"><text:span text:style-name="T8">5</text:span>.<text:span text:style-name="T82"><text:tab/>Y</text:span>ou must still provide the value in PSN as <text:span text:style-name="T82">parameter </text:span>P4 when running just in case you decide to use another printer but in any event it is still a mandatory parameter. as I have no easy way to recognise P5 instead of it. If you don't have it set to print<text:span text:style-name="T73">,</text:span> just use any characters, e.g., abc.</text:p>
      <text:p text:style-name="P64"/>
      <text:p text:style-name="P64">This will also result in no printing from the output file if using a value as P4 that is not a printer name.</text:p>
      <text:p text:style-name="P39"/>
      <text:p text:style-name="P39"><text:span text:style-name="T8">6</text:span>.<text:span text:style-name="T90"><text:tab/>Date format -- The program will examine the Environment Variable LC_TIME for values :</text:span></text:p>
      <text:p text:style-name="P57">en_GB to set to UK <text:s text:c="2"/>format (1)<text:span text:style-name="T90"> <text:s/>- <text:s/>DD/MM/YYYY</text:span></text:p>
      <text:p text:style-name="P57">en_US to set to USA format (2)<text:span text:style-name="T90"> <text:s/>- <text:s/>MM/DD/YYYY</text:span></text:p>
      <text:p text:style-name="P57"><text:s/>anything else it is left as 3 = International (Unix) format<text:span text:style-name="T90"> <text:s/>- <text:s/>YYYY/MM/DD</text:span>.</text:p>
      <text:p text:style-name="P58">You can add a check for other value/s for your country/region but please let the programmer<text:span text:style-name="T58"> </text:span>know <text:span text:style-name="T58">[by email with subject Printcbl]</text:span> so it can be added to the main source files <text:span text:style-name="T58">held at the SF website areas.</text:span></text:p>
      <text:p text:style-name="P49"/>
      <text:p text:style-name="P91">If you do not normally use these two you can <text:span text:style-name="T91">also </text:span>run <text:span text:style-name="T91">printcbl</text:span> within a script that sets the LC_TIME value up using an 'export LC_TIME<text:span text:style-name="T126">=ab_CD' <text:s/></text:span>before running.</text:p>
      <text:p text:style-name="P59"/>
      <text:p text:style-name="P39">In all cases, this along with the time <text:span text:style-name="T73">as hh:mm:ss:nn </text:span>is printed in the headings.</text:p>
      <text:p text:style-name="P39">Note that in the first heading page<text:span text:style-name="T73">,</text:span> the program parameters are also printed for reference purposes.<text:span text:style-name="T73"> </text:span>As supplied it also displays the same information, however if you wish this to be stopped change the value of Testing to zero. [Testing2 through to Testing4 are set off but are used within the code during, yep, you have it, testing<text:span text:style-name="T83"> </text:span>] !</text:p>
      <text:p text:style-name="P39"/>
      <text:p text:style-name="P90">Note that the time is updated for each heading printed as it acts as a simple way of seeing just how long it takes in milliseconds to run<text:span text:style-name="T127">,</text:span> looking at the first and last heading times.</text:p>
      <text:p text:style-name="P39"/>
      <text:p text:style-name="P36"><text:span text:style-name="T8">7</text:span>. <text:s/>You are now ready to compile <text:span text:style-name="T127">Printcbl <text:s text:c="2"/></text:span>as:</text:p>
      <text:p text:style-name="P36"/>
      <text:p text:style-name="P148"><text:span text:style-name="T44">cobc -x <text:s/>printcbl.cbl</text:span><text:span text:style-name="T50"> </text:span><text:span text:style-name="T84">-fmissing-statement=ok</text:span><text:line-break/></text:p>
      <text:p text:style-name="P149">chmod +x printcbl</text:p>
      <text:p text:style-name="P36"><text:span text:style-name="T92">mv printcbl <text:s/>~/bin</text:span> or whatever other bin directory that is in your environment path variable.</text:p>
      <text:p text:style-name="P56"/>
      <text:p text:style-name="P56">The program has been tested with <text:span text:style-name="T54">G</text:span>C v<text:span text:style-name="T71">2</text:span> <text:span text:style-name="T58">but all current testing is with </text:span>v<text:span text:style-name="T62">3.</text:span></text:p>
      <text:p text:style-name="P56"/>
      <text:p text:style-name="P36"><text:span text:style-name="T7">6</text:span>. You can now use it from any working directory.</text:p>
      <text:p text:style-name="P36"/>
      <text:p text:style-name="P36"><text:span text:style-name="T7">7</text:span><text:span text:style-name="T4">.</text:span> Read the following notes on requirements and usage.</text:p>
      <text:p text:style-name="P29"/>
      <text:h text:style-name="P165" text:outline-level="1"><text:bookmark-start text:name="__RefHeading___Toc92530_383202425"/>Printcbl:<text:tab/>Program Usage<text:bookmark-end text:name="__RefHeading___Toc92530_383202425"/></text:h>
      <text:p text:style-name="P36"/>
      <text:p text:style-name="P60">Caution: This program has only been tested against source files that have gone through the GnuCOBOL compiler with <text:span text:style-name="T4">no</text:span> reported errors and I recommend that you do the same.</text:p>
      <text:p text:style-name="P60"/>
      <text:p text:style-name="P36">Printcbl P1 P2 P3 P4 P5</text:p>
      <text:p text:style-name="P36">where: (P1 to P4 <text:span text:style-name="T71">are</text:span> Mandatory)</text:p>
      <text:p text:style-name="P36"/>
      <text:p text:style-name="P36">P1: Cobol source file</text:p>
      <text:p text:style-name="P36"/>
      <text:p text:style-name="P36">P2: Output Print File</text:p>
      <text:p text:style-name="P36"/>
      <text:p text:style-name="P36">P3: Source format = -free or -FREE or -fixed or -FIXED <text:span text:style-name="T39">(You can omit the ‘-’)</text:span></text:p>
      <text:p text:style-name="P36"/>
      <text:p text:style-name="P36">P4: Name of cups Spool/printer <text:span text:style-name="T39">(If not needed just use any name ‘e.g., fred’).</text:span></text:p>
      <text:p text:style-name="P36"><text:s text:c="7"/><text:span text:style-name="T22">From v2.01.16</text:span></text:p>
      <text:p text:style-name="P36"><text:s text:c="7"/><text:span text:style-name="T55">Can be NOPRINT | noprint to produce an updated source file without any headings etc.</text:span></text:p>
      <text:p text:style-name="P36"><text:s text:c="7"/><text:span text:style-name="T55">This is the same action as using the optional NOPRINT directive, see Print Format Commands.</text:span></text:p>
      <text:p text:style-name="P40"/>
      <text:p text:style-name="P40">P5: Temporary path to copy library, in or out of quotes e.g., '../foo' or "../foo:../foo/bar" or for just </text:p>
      <text:p text:style-name="P40"><text:s text:c="7"/>one <text:s/>../foo<text:span text:style-name="T85">.</text:span> <text:span text:style-name="T85">M</text:span>ultiple paths should be in quotes if running under windows, e.g., “foo:bar:wag:moo”</text:p>
      <text:p text:style-name="P41"><text:s text:c="4"/>. <text:s/>There is a maximum of ten (10) copy library paths allowed, including the ones detailed below</text:p>
      <text:p text:style-name="P41"><text:s text:c="7"/><text:span text:style-name="T59">under COBCPY and COB_COPY_DIR.</text:span></text:p>
      <text:p text:style-name="P39"><text:s text:c="7"/></text:p>
      <text:p text:style-name="P39"><text:s text:c="7"/><text:span text:style-name="T59">If this field is omitted <text:s/>(blank) then the current directory is used as P5.</text:span></text:p>
      <text:p text:style-name="P39"/>
      <text:p text:style-name="P36">This will be placed first in search list over that in <text:span text:style-name="T127">the GnuCOBOL</text:span> environment variables:</text:p>
      <text:p text:style-name="P36">COBCPY and COB_COPY_DIR</text:p>
      <text:p text:style-name="P39"/>
      <text:p text:style-name="P61">You may need to set this<text:span text:style-name="T74">,</text:span> if you are using copy book sources in the same directory as the program source.</text:p>
      <text:p text:style-name="P61"/>
      <text:p text:style-name="P39">Note that if both env. vars. are found and have the same contents just one is used, otherwise they are searched in order of P5 (if present), COPCPY then COB_COPY_DIR</text:p>
      <text:p text:style-name="P39">Warning: There is a total of 10 paths allowed including P5 So only the first 10 are used.</text:p>
      <text:p text:style-name="P39">e.g., if both envs are used and you have:</text:p>
      <text:p text:style-name="P39"/>
      <text:p text:style-name="P39">COBCPY=a:b:c:d:e:f</text:p>
      <text:p text:style-name="P39">COB_COPY_DIR=g:h:i:j:k:l:m</text:p>
      <text:p text:style-name="P39"/>
      <text:p text:style-name="P39"><text:span text:style-name="T55">O</text:span>nly a through j are search and one less if P5 is used with one path <text:span text:style-name="T59">(or has been omitted)</text:span>, which is searched first.</text:p>
      <text:p text:style-name="P39"/>
      <text:p text:style-name="P39">If parameters (<text:span text:style-name="T59">a</text:span>r<text:span text:style-name="T59">e</text:span> less than four e.g., P1 P2 P3 P4) are not supplied at execution time then the program will request:</text:p>
      <text:p text:style-name="P39"><text:s text:c="2"/>[P1]: Input File,</text:p>
      <text:p text:style-name="P36"><text:s text:c="2"/>[P2]: Output File,</text:p>
      <text:p text:style-name="P36"><text:s text:c="2"/>[P3]: Source Format (fixed | -fixed | free | -free),</text:p>
      <text:p text:style-name="P36"><text:s text:c="2"/>[P4]: PSN (Print Spool Name) <text:span text:style-name="T59">or (for v2.01.16 and later) NOPRINT | noprint.</text:span></text:p>
      <text:p text:style-name="P45">There will <text:span text:style-name="T21">NOT</text:span> be a request for temp search paths <text:span text:style-name="T60">and therefore the current directory will not be searched unless specified in the environment variables.</text:span></text:p>
      <text:p text:style-name="P105"/>
      <text:p text:style-name="P106"/>
      <text:h text:style-name="P165" text:outline-level="1"><text:bookmark-start text:name="__RefHeading___Toc92532_383202425"/>Print<text:span text:style-name="T89">c</text:span>bl Typical usage <text:span text:style-name="T89">S</text:span>cenarios<text:bookmark-end text:name="__RefHeading___Toc92532_383202425"/></text:h>
      <text:p text:style-name="P106"/>
      <text:p text:style-name="P84">All make use of <text:span text:style-name="T87">environment variables</text:span> COBCPY and COB_COPY_DIR which contain lists of where all copy books are:</text:p>
      <text:p text:style-name="P84"/>
      <text:p text:style-name="P83">1.<text:tab/>To Produce a new source file with all copy libraries included.</text:p>
      <text:p text:style-name="P83"/>
      <text:p text:style-name="P83">A - <text:tab/>Fixed Format<text:span text:style-name="T88"> source</text:span>. All copy libs within environment variables.</text:p>
      <text:p text:style-name="P83"><text:tab/><text:span text:style-name="T94">printcbl <text:s/>sfn.cbl <text:s/>sfn.cob <text:s/>-fixed noprint</text:span></text:p>
      <text:p text:style-name="P83"/>
      <text:p text:style-name="P84">B.<text:tab/>Free Format source. Copy lib in env. vars and active local directory.</text:p>
      <text:p text:style-name="P84"><text:tab/><text:span text:style-name="T94">printcbl <text:s/>sfn.cbl <text:s/>sfn.cob <text:s/>-free noprint</text:span></text:p>
      <text:p text:style-name="P84"/>
      <text:p text:style-name="P84">C.<text:tab/>Same as B but with extra copy book in for search </text:p>
      <text:p text:style-name="P84"><text:tab/><text:span text:style-name="T94">printcbl <text:s/>sfn.cbl <text:s/>sfn.cob </text:span><text:span text:style-name="T95">FREE NOPRINT</text:span><text:span text:style-name="T94"> /home/vince/pdse-A-cbl-Pan-Libarian</text:span></text:p>
      <text:p text:style-name="P84"/>
      <text:p text:style-name="P84">Note the search path used here is always searched first before going to any in <text:span text:style-name="T121">the </text:span>COBCPY and COB_COPY_DIR paths.</text:p>
      <text:p text:style-name="P84"/>
      <text:p text:style-name="P84">2.<text:tab/>To Produce a report listing file for output to printer (using examples as in 1.)</text:p>
      <text:p text:style-name="P84"/>
      <text:p text:style-name="P84">A.<text:tab/><text:span text:style-name="T92">printcbl sfn.cbl <text:s/>sfn.lst <text:s/>-fixed <text:s/>officejet-Pro-8600-Duplex</text:span></text:p>
      <text:p text:style-name="P84"/>
      <text:p text:style-name="P84">B.<text:tab/>Same as 1B but do not automatically send file to printer, just leave it.</text:p>
      <text:p text:style-name="P86"><text:tab/><text:span text:style-name="T92">printcbl <text:s/>sfn.cbl <text:s/>sfn.lst <text:s/>-free <text:s/>abcd</text:span></text:p>
      <text:p text:style-name="P86"><text:span text:style-name="T127"><text:tab/><text:tab/></text:span>Here abcd is <text:span text:style-name="T127">a </text:span>dummy file. It is not created.</text:p>
      <text:p text:style-name="P84"/>
      <text:p text:style-name="P87">Same as for 1.C but copy books are in current directory which is search first</text:p>
      <text:p text:style-name="P85">C.<text:tab/><text:span text:style-name="T92">printcbl <text:s/>sfn.cbl <text:s/>sfn.lst <text:s/>-FREE </text:span><text:span text:style-name="T93">o</text:span><text:span text:style-name="T92">fficejet-Pro-8600-Duplex</text:span></text:p>
      <text:p text:style-name="P85"/>
      <text:p text:style-name="P87">Note the usage of NOPRINT | noprint as P4 avoids the need for using it as a command within the source file.</text:p>
      <text:p text:style-name="P87"/>
      <text:p text:style-name="P85"/>
      <text:h text:style-name="P165" text:outline-level="1"><text:bookmark-start text:name="__RefHeading___Toc92534_383202425"/><text:span text:style-name="T85">Optional p</text:span>rint format Commands<text:bookmark-end text:name="__RefHeading___Toc92534_383202425"/></text:h>
      <text:h text:style-name="P169" text:outline-level="2"><text:bookmark-start text:name="__RefHeading___Toc92536_383202425"/>Full listing<text:bookmark-end text:name="__RefHeading___Toc92536_383202425"/></text:h>
      <text:p text:style-name="P120">/<text:tab/><text:tab/>Fixed <text:span text:style-name="T85">format sources </text:span>only</text:p>
      <text:p text:style-name="P120">EJECT<text:tab/>Both<text:span text:style-name="T85"> formats but </text:span>different pretext<text:span text:style-name="T85"> {</text:span> ** or *&gt;<text:span text:style-name="T85"> }</text:span></text:p>
      <text:p text:style-name="P121">NOLIST<text:tab/>Both<text:span text:style-name="T85"> formats but </text:span>different pretext</text:p>
      <text:p text:style-name="P121">LIST<text:tab/><text:tab/>Both<text:span text:style-name="T85"> formats but </text:span>different pretext</text:p>
      <text:p text:style-name="P121">NOPRINT<text:tab/>Both<text:span text:style-name="T85"> formats but </text:span>different pretext</text:p>
      <text:p text:style-name="P101"/>
      <text:p text:style-name="P39">Other than for the fixed format / (in cc 7), all of them can be used in both formats however, if using in fixed format (<text:span text:style-name="T21">starting</text:span> in column 7), they must be preceded by '**' <text:s/>e.g. <text:s/></text:p>
      <text:p text:style-name="P39">'**EJECT', '**NOLIST', '**LIST', '**NOPRINT'.</text:p>
      <text:p text:style-name="P36"/>
      <text:p text:style-name="P36">and for free format (<text:span text:style-name="T21">starting</text:span> in column 1) must be preceded by '*&gt;<text:span text:style-name="T127">'</text:span> <text:span text:style-name="T127"><text:s text:c="2"/></text:span>e.g.,</text:p>
      <text:p text:style-name="P36">'*&gt;EJECT', '*&gt;NOLIST', '*&gt;LIST', '*&gt;NOPRINT'.</text:p>
      <text:p text:style-name="P39"/>
      <text:p text:style-name="P39"><text:span text:style-name="T21">Note</text:span>: The starting columns are <text:span text:style-name="T4">mandatory</text:span> and the case is immaterial .e.g., upper or lower or a mixture of the two.</text:p>
      <text:p text:style-name="P39"/>
      <text:h text:style-name="Heading_20_3" text:outline-level="3"><text:bookmark-start text:name="__RefHeading___Toc92538_383202425"/>/ or EJECT<text:bookmark-end text:name="__RefHeading___Toc92538_383202425"/></text:h>
      <text:p text:style-name="P101"/>
      <text:p text:style-name="P36">Will print new headings before any more source.</text:p>
      <text:p text:style-name="P101"/>
      <text:h text:style-name="Heading_20_3" text:outline-level="3"><text:bookmark-start text:name="__RefHeading___Toc92540_383202425"/>NOLIST<text:bookmark-end text:name="__RefHeading___Toc92540_383202425"/></text:h>
      <text:p text:style-name="P36"/>
      <text:p text:style-name="P36">Will stop listing the source from this point.</text:p>
      <text:p text:style-name="P36"/>
      <text:h text:style-name="Heading_20_3" text:outline-level="3"><text:bookmark-start text:name="__RefHeading___Toc92542_383202425"/>LIST<text:bookmark-end text:name="__RefHeading___Toc92542_383202425"/></text:h>
      <text:p text:style-name="P36"/>
      <text:p text:style-name="P36">Will start listing the source <text:span text:style-name="T128">from</text:span> this point</text:p>
      <text:p text:style-name="P36"/>
      <text:p text:style-name="P36"/>
      <text:p text:style-name="P107">Notes <text:span text:style-name="T25">These commands will be listed so you can see why listings have stopped, started or new page started in common with many mainframe compilers.</text:span></text:p>
      <text:p text:style-name="P39"/>
      <text:p text:style-name="P39">The usage of ** or *&gt; <text:s/>are to avoid issues if these are present when compiling with <text:span text:style-name="T39">GnuCOBOL</text:span> or any other compiler. as they will be ignored by the compiler <text:span text:style-name="T21">but</text:span> if using the output from printcbl as input to <text:span text:style-name="T39">GnuCOBOL</text:span> you must specify the source for<text:span text:style-name="T30">m</text:span>at of this line even if line 2 contains a &gt;&gt;source statement if not in the default <text:span text:style-name="T53">G</text:span>C. form.</text:p>
      <text:p text:style-name="P39"/>
      <text:p text:style-name="P39">Lines starting with the following are <text:span text:style-name="T21">ignored </text:span>but still listed:</text:p>
      <text:p text:style-name="P39">Free formats: <text:s text:c="2"/><text:tab/>'$', '#', '*&gt;' in column one.</text:p>
      <text:p text:style-name="P39">Fixed formats:<text:tab/>'$', ''#', '*' in column seven [ In case of MF or IBM code from a listing or other</text:p>
      <text:p text:style-name="P39"><text:tab/><text:tab/><text:tab/>generated file</text:p>
      <text:p text:style-name="P39"><text:s text:c="2"/>also anything after the floating <text:s/>'*&gt;' in both formats as well as blank lines</text:p>
      <text:h text:style-name="P166" text:outline-level="1"/>
      <text:h text:style-name="P170" text:outline-level="2"><text:bookmark-start text:name="__RefHeading___Toc92544_383202425"/>Special case command<text:bookmark-end text:name="__RefHeading___Toc92544_383202425"/></text:h>
      <text:h text:style-name="Heading_20_3" text:outline-level="3"><text:bookmark-start text:name="__RefHeading___Toc92546_383202425"/>NOPRINT<text:bookmark-end text:name="__RefHeading___Toc92546_383202425"/></text:h>
      <text:p text:style-name="P39"><text:span text:style-name="T41">C</text:span>oded as **NOPRINT or *&gt;NOPRINT for fixed / free (same as above commands)</text:p>
      <text:p text:style-name="P39"/>
      <text:p text:style-name="P39">This command, if on the <text:span text:style-name="T4">first</text:span> <text:span text:style-name="T4">source line only</text:span>, will turn off the formatted listings including headings etc. and just produce a new source file which includes all COPY statement <text:span text:style-name="T41">contents</text:span>. This will allow you to create a <text:span text:style-name="T63">stand-alone</text:span> source file without the need to also provide the copy library contents when passing on such files to others. Note that all COPY statements are remarked out <text:span text:style-name="T41">and the first line omitted</text:span>.</text:p>
      <text:p text:style-name="P39"/>
      <text:p text:style-name="P61">This function is also available using program parameter <text:span text:style-name="T64">4</text:span> set to NOPRINT or noprint in place of a print spool name as of version 2.01.16<text:span text:style-name="T128"> and is the recommended way to do so as this option may get removed</text:span>.</text:p>
      <text:p text:style-name="P30"/>
      <text:h text:style-name="P165" text:outline-level="1"><text:bookmark-start text:name="__RefHeading___Toc92548_383202425"/>Compiler Requirements<text:span text:style-name="T113"> for building Printcbl</text:span><text:bookmark-end text:name="__RefHeading___Toc92548_383202425"/></text:h>
      <text:p text:style-name="P36"/>
      <text:p text:style-name="P36">Any version that supports:</text:p>
      <text:list text:style-name="L1">
        <text:list-header>
          <text:p text:style-name="P172"/>
          <text:p text:style-name="P174">Function<text:span text:style-name="T114">s:</text:span> </text:p>
        </text:list-header>
        <text:list-item>
          <text:p text:style-name="P176">SUBSTITUTE</text:p>
        </text:list-item>
        <text:list-item>
          <text:p text:style-name="P176">SUBSTITUTE-CASE</text:p>
        </text:list-item>
        <text:list-item>
          <text:p text:style-name="P177">CURRENT-DATE</text:p>
        </text:list-item>
        <text:list-item>
          <text:p text:style-name="P177">UPPER-CASE</text:p>
        </text:list-item>
        <text:list-item>
          <text:p text:style-name="P176">LOWER-CASE</text:p>
        </text:list-item>
      </text:list>
      <text:p text:style-name="P151"/>
      <text:list text:continue-numbering="true" text:style-name="L1">
        <text:list-header>
          <text:p text:style-name="P175">Called Procedures:</text:p>
        </text:list-header>
        <text:list-item>
          <text:p text:style-name="P177">SYSTEM</text:p>
        </text:list-item>
        <text:list-item>
          <text:p text:style-name="P177">CBL_CHECK_FILE_EXIST</text:p>
        </text:list-item>
        <text:list-item>
          <text:p text:style-name="P177">CBL_CLOSE_FILE</text:p>
        </text:list-item>
        <text:list-item>
          <text:p text:style-name="P177">CBL_DELETE_FILE</text:p>
        </text:list-item>
        <text:list-item>
          <text:p text:style-name="P177">CBL_GET_CURRENT_DIR</text:p>
        </text:list-item>
        <text:list-item>
          <text:p text:style-name="P177">CBL_OPEN_FILE</text:p>
        </text:list-item>
        <text:list-item>
          <text:p text:style-name="P177">CBL_READ_FILE</text:p>
          <text:p text:style-name="P177"/>
        </text:list-item>
        <text:list-item>
          <text:p text:style-name="P172">Environment variable capture e.g.:</text:p>
        </text:list-item>
      </text:list>
      <text:p text:style-name="P36"><text:tab/>accept <text:s/>Cobcpy <text:s text:c="7"/><text:tab/>from Environment "COBCPY".</text:p>
      <text:p text:style-name="P36"><text:tab/>accept <text:s/>Cob_Copy_Dir <text:s/><text:tab/>from Environment "COB_COPY_DIR"</text:p>
      <text:p text:style-name="P36"><text:tab/>accept <text:s/>Arg-Number <text:s text:c="3"/><text:tab/>from argument-number.</text:p>
      <text:p text:style-name="P36"><text:tab/>accept <text:s/>Arg-Value (4) <text:tab/>from argument-value</text:p>
      <text:p text:style-name="P36"/>
      <text:p text:style-name="P53">As far as I know all versions (v2) do so, but not tested against <text:span text:style-name="T74">older</text:span> <text:span text:style-name="T113">ones. There may be a problem with v1.1 and Substitute if you do not have the patches installed.</text:span></text:p>
      <text:p text:style-name="P98">It is recommended that you upgrade your compiler to version 2.2 or later.</text:p>
      <text:p text:style-name="P54"/>
      <text:p text:style-name="P100">All <text:span text:style-name="T123">current </text:span>development<text:span text:style-name="T124">, </text:span><text:s/>testing<text:span text:style-name="T124"> and production</text:span> is with v3.</text:p>
      <text:p text:style-name="P39"/>
      <text:p text:style-name="P39">If this is a problem let me know and I will look at recoding it to replace t<text:span text:style-name="T56">his</text:span>.</text:p>
      <text:p text:style-name="P39"/>
      <text:h text:style-name="P165" text:outline-level="1"><text:bookmark-start text:name="__RefHeading___Toc92550_383202425"/>TODO List<text:bookmark-end text:name="__RefHeading___Toc92550_383202425"/></text:h>
      <text:p text:style-name="P38"/>
      <text:list text:style-name="L2">
        <text:list-item>
          <text:p text:style-name="P173">None.</text:p>
        </text:list-item>
      </text:list>
      <text:h text:style-name="P169" text:outline-level="2"><text:bookmark-start text:name="__RefHeading___Toc92552_383202425"/>Noticeable changes from v1.01<text:bookmark-end text:name="__RefHeading___Toc92552_383202425"/></text:h>
      <text:p text:style-name="P36">For more details see the file Changelog included with the program and this manual.</text:p>
      <text:p text:style-name="P36"/>
      <text:p text:style-name="P53"><text:span text:style-name="T10">1</text:span>. Support for multiple depths for copy statements instead of 1<text:span text:style-name="T116">, </text:span>i.e., copy within a copy is depth 2. </text:p>
      <text:p text:style-name="P53">It will now go to a depth of 9, e.g., source <text:span text:style-name="T115">with</text:span> nine copy within copy.</text:p>
      <text:p text:style-name="P53"/>
      <text:p text:style-name="P53">According to the Cobol standards, <text:span text:style-name="T56">GnuCOBOL</text:span> should go to 5 levels at least.<text:span text:style-name="T116"> which when last checked it does but that was some versions ago.</text:span></text:p>
      <text:p text:style-name="P53"/>
      <text:p text:style-name="P53"><text:span text:style-name="T10">2</text:span>. Support for up to 50 REPLACING sub-clauses per COPY.</text:p>
      <text:p text:style-name="P53"/>
      <text:p text:style-name="P37"><text:span text:style-name="T12">3</text:span>. Produce a file as P2 (parameter 2) as an updated source file instead of a print report by specifying</text:p>
      <text:p text:style-name="P63">P4 <text:span text:style-name="T128">with </text:span><text:s/>NOPRINT or noprint<text:span text:style-name="T86"> (the recommended way)</text:span>.</text:p>
      <text:p text:style-name="P97"><text:s text:c="2"/>or </text:p>
      <text:p text:style-name="P37"><text:s/>for <text:tab/>free format "&gt;&gt;NOPRINT" column 1 or</text:p>
      <text:p text:style-name="P36"><text:tab/>fixed format "*&gt;NOPRINT" column 7</text:p>
      <text:p text:style-name="P36"><text:tab/><text:tab/><text:tab/>in line <text:span text:style-name="T4">ONE</text:span> of the source file.</text:p>
      <text:p text:style-name="P39"/>
      <text:p text:style-name="P39">This create a new source file as P2 with all copy libraries added and all COPY statements remarked out e.g., for fixed cc7 has '*' and for free cc1 has '*&gt;'<text:span text:style-name="T40">.</text:span></text:p>
      <text:p text:style-name="P62"/>
      <text:p text:style-name="P36">This way the file will go through <text:span text:style-name="T56">GnuCOBOL</text:span> without any errors.</text:p>
      <text:p text:style-name="P36"/>
      <text:p text:style-name="P36"><text:span text:style-name="T4">4</text:span>. Support for up to 50 REPLACING sub-clauses per COPY.</text:p>
      <text:p text:style-name="P36"/>
      <text:p text:style-name="P36"><text:span text:style-name="T4">5</text:span>. Limitations for current version based on tables sizes etc.:</text:p>
      <text:p text:style-name="P110"><text:tab/><text:span text:style-name="T4">A</text:span>. <text:s/>Total number of copy's with copy's within original source<text:span text:style-name="T128"> <text:tab/>=</text:span> 10, e.g., depth 9.</text:p>
      <text:p text:style-name="P110"><text:tab/><text:span text:style-name="T4">B</text:span>. <text:s/>Maximum number of REPLACING clauses with a COPY<text:span text:style-name="T128"> <text:tab/>=</text:span> 50.</text:p>
      <text:p text:style-name="P110"><text:tab/><text:span text:style-name="T4">C</text:span>. <text:s/>Maximum size of a Replacing Source or Target field<text:span text:style-name="T128"> <text:tab/>=</text:span> 2048 bytes/Chars.</text:p>
      <text:p text:style-name="P110"><text:tab/><text:span text:style-name="T4">D</text:span>. <text:s/>Maximum size of complete COPY statement<text:span text:style-name="T128"> <text:tab/><text:tab/>=</text:span> 1 MB (1024 * 1024).</text:p>
      <text:p text:style-name="P110"><text:tab/><text:span text:style-name="T4">E</text:span>. <text:s/>Maximum file buffer size: 1 MB. [Source files are read in 1 MB blocks].</text:p>
      <text:p text:style-name="P110"><text:tab/><text:span text:style-name="T4">F.</text:span> <text:s/>Warning, Error, Caution messages held in table currently 10 in English.</text:p>
      <text:p text:style-name="P110"><text:tab/><text:span text:style-name="T4"> <text:s/></text:span><text:s text:c="4"/>[ This can be added to for other languages, please supply translations].</text:p>
      <text:p text:style-name="P110"><text:tab/><text:span text:style-name="T4">G</text:span>. Maximum size of a free format source line: 255 Chars [as per Cobol standards].</text:p>
      <text:p text:style-name="P110"><text:s/><text:tab/><text:span text:style-name="T4">H</text:span>. Maximum number of source file extensions: 7 [.cpy.CPY.cbl.CBL.cob.COB,] and space.</text:p>
      <text:p text:style-name="P110"/>
      <text:p text:style-name="P38"><text:span text:style-name="T12">6</text:span><text:span text:style-name="T128">. </text:span>Support for REPLACING LEADING, TRAILING sub-clauses<text:span text:style-name="T125"> added</text:span>.</text:p>
      <text:p text:style-name="P38">These are processed by the program <text:span text:style-name="T125">providing both source and target are the same size.</text:span></text:p>
      <text:p text:style-name="P111"/>
      <text:p text:style-name="P112">Special source changes now mostly done at the source file beginning in GnuCOBOL CDF section.</text:p>
      <text:p text:style-name="P113">See <text:bookmark-ref text:reference-format="text" text:ref-name="__RefHeading___Toc2624_2928557742">Program Source code Set up</text:bookmark-ref><text:s/>page <text:bookmark-ref text:reference-format="page" text:ref-name="__RefHeading___Toc2624_2928557742">7</text:bookmark-ref>.</text:p>
      <text:h text:style-name="P165" text:outline-level="1"><text:bookmark-start text:name="__RefHeading___Toc92554_383202425"/>Literal Treatment<text:bookmark-end text:name="__RefHeading___Toc92554_383202425"/></text:h>
      <text:p text:style-name="P117">Please note the way (or not) literals are processed.</text:p>
      <text:p text:style-name="P117">No processing takes place of continuation of literals both in the COPY clause or the source code as such.</text:p>
      <text:p text:style-name="P117">So if you need to change one line of literal you only need to specify the content of that one line in a COPY statement.</text:p>
      <text:p text:style-name="P117">E.g., <text:span text:style-name="T65">copy library </text:span>source code:</text:p>
      <text:p text:style-name="P117">03 <text:s/>filler pic x any len<text:span text:style-name="T41">g</text:span>th value “This is an example of left hand heads”</text:p>
      <text:p text:style-name="P117">03 <text:s/>filler pic x any length value “ <text:s/>but this is an extension line of more rubbish” &amp;</text:p>
      <text:p text:style-name="P117"><text:s text:c="20"/>“ as such makes absolutely no sense”.</text:p>
      <text:p text:style-name="P117">COPY foo.bar replacing</text:p>
      <text:p text:style-name="P117">“This is an example of left hand heads” by “Top form for Fred”</text:p>
      <text:p text:style-name="P117">“ <text:s/>but this is an extension line of more rubbish” by “Centre heading 1”</text:p>
      <text:p text:style-name="P117">“ as such makes absolutely no sense” by “Page number “.</text:p>
      <text:p text:style-name="P117"/>
      <text:p text:style-name="P117">Also if in line 3 of source, started in fixed form as:</text:p>
      <text:p text:style-name="P117"><text:s text:c="6"/>- <text:s text:c="8"/>“ as such makes absolutely no sense”.</text:p>
      <text:p text:style-name="P117">It should also work.</text:p>
      <text:p text:style-name="P117"/>
      <text:p text:style-name="P118">NOTE that it has always been the responsibility of the programmer that when using fixed format sources to ensure that replacing clauses will result in the same limitations of no line exceeding column 72. This applies to the compiler as well as per the Cobol standards.</text:p>
      <text:p text:style-name="P119">Therefore PrintCbl does not check it<text:span text:style-name="T121"> under all circumstances however the replacing clauses are checked and correct sizing maintained, where ever possible.</text:span></text:p>
      <text:p text:style-name="P119"/>
      <text:h text:style-name="P165" text:outline-level="1"><text:bookmark-start text:name="__RefHeading___Toc92556_383202425"/>Messages used<text:bookmark-end text:name="__RefHeading___Toc92556_383202425"/></text:h>
      <text:h text:style-name="P171" text:outline-level="2"><text:bookmark-start text:name="__RefHeading___Toc92558_383202425"/>Listings<text:bookmark-end text:name="__RefHeading___Toc92558_383202425"/></text:h>
      <text:p text:style-name="P135"><text:s/><text:span text:style-name="T4">1.</text:span><text:tab/><text:span text:style-name="T96">Msg21 </text:span>Error: Too many levels (9) of COPY</text:p>
      <text:p text:style-name="P135"><text:s/><text:span text:style-name="T4">3.</text:span><text:tab/><text:span text:style-name="T96">Msg22 </text:span>Error: Copy File Not Found </text:p>
      <text:p text:style-name="P135"><text:s/><text:span text:style-name="T4">4.</text:span><text:tab/><text:span text:style-name="T96">Msg27 </text:span>Error: Cannot Find File, &amp; tried six different .Exts</text:p>
      <text:p text:style-name="P135"><text:s/><text:span text:style-name="T4">5.</text:span><text:tab/><text:span text:style-name="T96">Msg28 </text:span>Error: Abnormal end of input</text:p>
      <text:p text:style-name="P135"><text:s/><text:span text:style-name="T4">6.</text:span><text:tab/><text:span text:style-name="T96">Msg29 </text:span>Caution: One or more replacing sources not found</text:p>
      <text:p text:style-name="P135"><text:s/><text:span text:style-name="T4">7.</text:span><text:tab/><text:span text:style-name="T96">Msg25 </text:span>(P): On Read. Ret.code = nn</text:p>
      <text:p text:style-name="P135"><text:s/><text:span text:style-name="T4">8.</text:span><text:tab/>Info: Total Copy Depth Used = nn</text:p>
      <text:p text:style-name="P135"><text:s/><text:span text:style-name="T4">9.</text:span><text:tab/>Caution messages issued = nn</text:p>
      <text:p text:style-name="P133"><text:span text:style-name="T4">1</text:span><text:span text:style-name="T11">5</text:span>.<text:tab/>Msg32 Error: Recursive Copy File Name = <text:s text:c="3"/>CFN <text:s/>- Above is IGNORED</text:p>
      <text:h text:style-name="P169" text:outline-level="2"><text:bookmark-start text:name="__RefHeading___Toc92560_383202425"/>Displays<text:bookmark-end text:name="__RefHeading___Toc92560_383202425"/></text:h>
      <text:p text:style-name="P134"><text:span text:style-name="T4"><text:s/>1.</text:span><text:tab/><text:span text:style-name="T96">Msg21 </text:span>Error: Too many levels (9) of COPY</text:p>
      <text:p text:style-name="P134"><text:span text:style-name="T4"><text:s/>2.</text:span><text:tab/><text:span text:style-name="T96">Msg23 </text:span>Error: File Not Found </text:p>
      <text:p text:style-name="P134"><text:span text:style-name="T4"><text:s/>5.</text:span><text:tab/><text:span text:style-name="T96">Msg28 </text:span>Error: Abnormal end of input</text:p>
      <text:p text:style-name="P134"><text:span text:style-name="T4"><text:s/>7.</text:span><text:tab/><text:span text:style-name="T96">Msg25 </text:span>(P): On Read. Ret.code = <text:s/>nn</text:p>
      <text:p text:style-name="P134"><text:span text:style-name="T4">11</text:span>.<text:tab/><text:span text:style-name="T96">Msg24 </text:span>(P): File Not Closed? = xxx.yyy</text:p>
      <text:p text:style-name="P134"><text:span text:style-name="T4">12</text:span>.<text:tab/><text:span text:style-name="T96">Msg26 </text:span>Error: When opening I/P file got = nn</text:p>
      <text:p text:style-name="P132"><text:span text:style-name="T4">13</text:span>.<text:tab/><text:span text:style-name="T96">Msg31 </text:span>(P): Bad RT on Get-Directory</text:p>
      <text:p text:style-name="P140"><text:span text:style-name="T4">14</text:span><text:tab/>Errors: Note and Hit return to quit</text:p>
      <text:p text:style-name="P141"><text:span text:style-name="T4">16.</text:span><text:tab/>Msg33 Error: Input and output file have same names - Aborted</text:p>
      <text:h text:style-name="P169" text:outline-level="2"><text:bookmark-start text:name="__RefHeading___Toc92562_383202425"/>Message Explanations<text:bookmark-end text:name="__RefHeading___Toc92562_383202425"/></text:h>
      <text:list text:style-name="L3">
        <text:list-item>
          <text:p text:style-name="P178">Your program exceeded nine levels of copy e.g., source file copy calls copy that calls 9+.</text:p>
        </text:list-item>
        <text:list-item>
          <text:p text:style-name="P178">Source file not found, program will request parameters one at a time.</text:p>
        </text:list-item>
        <text:list-item>
          <text:p text:style-name="P178">Cannot find the file specified in the Copy statement that has an extension in the name.</text:p>
        </text:list-item>
        <text:list-item>
          <text:p text:style-name="P178">Cannot find the file specified in the Copy statement that does not have an extension.</text:p>
        </text:list-item>
        <text:list-item>
          <text:p text:style-name="P178">Unexpected end of file. You did <text:span text:style-name="T24">NOT</text:span> terminate a copy statement with a full stop / period!</text:p>
        </text:list-item>
        <text:list-item>
          <text:p text:style-name="P178">Listed after a copy statement when one or more replacing sources NOT found in the copy file.</text:p>
        </text:list-item>
        <text:list-item>
          <text:p text:style-name="P178">Possible program issue, file terminated with unexpected error condition. Please report this to the lead programmer listed on inside front cover via email with any other helpful details.</text:p>
        </text:list-item>
        <text:list-item>
          <text:p text:style-name="P178">Information: As it says. Printed at end of a listing along with number of copy files not found (see line after each copy statement and warning if any Caution (see 6.) messages listed.</text:p>
        </text:list-item>
        <text:list-item>
          <text:p text:style-name="P178">Warning that one or more message 6. listed.<text:span text:style-name="T117"> Also see (8).</text:span></text:p>
        </text:list-item>
        <text:list-item>
          <text:p text:style-name="P179">Unused.</text:p>
        </text:list-item>
        <text:list-item>
          <text:p text:style-name="P178">Possible program issue, unexpected error value when closing file. Please report this to the lead programmer listed on inside front cover via email with any other helpful details.</text:p>
        </text:list-item>
        <text:list-item>
          <text:p text:style-name="P178">Possible program issue, unexpected error value when opening file but was tested present. Please report this to the lead programmer listed on inside front cover via email with any other helpful details.</text:p>
        </text:list-item>
        <text:list-item>
          <text:p text:style-name="P180">Failure when trying to get the current directory. This would be caused by a compiler error.</text:p>
        </text:list-item>
        <text:list-item>
          <text:p text:style-name="P181">As it says and process will abort, issued after some of the above messages.</text:p>
        </text:list-item>
        <text:list-item>
          <text:p text:style-name="P182">Copy file name is used recursively<text:span text:style-name="T97"> -</text:span> it is ignored.</text:p>
        </text:list-item>
        <text:list-item>
          <text:p text:style-name="P183">Both input and output files have same name. The run is aborted for you to fix the issue.</text:p>
          <text:p text:style-name="P182"/>
        </text:list-item>
      </text:list>
      <text:p text:style-name="P137"><text:span text:style-name="T97">M</text:span>essages in the listing will be prefixed by *&gt;&gt;, *&gt;&gt;&gt;, *&gt;C<text:span text:style-name="T118">, <text:s/>*&gt;&gt;E or *&gt;&gt;P</text:span> so that they stand out.</text:p>
      <text:p text:style-name="P138">The prefix "*&gt;C" is for the original COPY statement that is remarked out in Free format and for fixed just an asterisk in cc7.</text:p>
      <text:p text:style-name="P136"/>
      <text:p text:style-name="P136">These is always an '*&gt;&gt;&gt; Info' message as the last entry in the source listing element giving totals.</text:p>
      <text:p text:style-name="P139">This is ignored by the GnuCobol compiler.</text:p>
      <text:h text:style-name="P167" text:outline-level="1"><text:bookmark-start text:name="__RefHeading___Toc92564_383202425"/>Appendix A<text:span text:style-name="T101"> <text:s/>- <text:s/>Update Log</text:span><text:bookmark-end text:name="__RefHeading___Toc92564_383202425"/></text:h>
      <text:p text:style-name="Standard"/>
      <text:h text:style-name="Heading_20_2" text:outline-level="2"><text:bookmark-start text:name="__RefHeading___Toc92566_383202425"/>Since v2.01.16<text:bookmark-end text:name="__RefHeading___Toc92566_383202425"/></text:h>
      <text:list text:style-name="L4">
        <text:list-item>
          <text:p text:style-name="P184">Clean up help screen.</text:p>
        </text:list-item>
        <text:list-item>
          <text:p text:style-name="P184"><text:span text:style-name="T105">A</text:span>dd to manual regarding default copy libs are from COBCPY and<text:span text:style-name="T105"> </text:span><text:span text:style-name="T49">COB_COPY_DIR as well as current source directory.</text:span></text:p>
        </text:list-item>
        <text:list-item>
          <text:p text:style-name="P185">Website address updated for linkpc.net.</text:p>
        </text:list-item>
        <text:list-item>
          <text:p text:style-name="P185">Updated copyright notices and replaced references to GnuCobol.</text:p>
        </text:list-item>
        <text:list-item>
          <text:p text:style-name="P185">Documentation clean ups.</text:p>
        </text:list-item>
        <text:list-item>
          <text:p text:style-name="P185">Printcbl now uses CDF facilities for preset user site variables. See start of source code.</text:p>
        </text:list-item>
        <text:list-item>
          <text:p text:style-name="P185">Debug lines copy statements now ignored both <text:span text:style-name="T129">Cobol source </text:span>formats.</text:p>
        </text:list-item>
        <text:list-item>
          <text:p text:style-name="P185">Renamed warning and error messages to tie up with Cobxref.</text:p>
        </text:list-item>
        <text:list-item>
          <text:p text:style-name="P186">Code brought in to line with Cobxref version.</text:p>
        </text:list-item>
        <text:list-item>
          <text:p text:style-name="P186">Various bugs fixed regarding fixed format and CB (copy book) processing with non literal CB's and one's without extension specified.</text:p>
        </text:list-item>
        <text:list-item>
          <text:p text:style-name="P186">Minor listing tidy ups.</text:p>
        </text:list-item>
        <text:list-item>
          <text:p text:style-name="P188">More bug fixes when using various combinations of copy names and multi-line replacing statements but there is an overall limit of the maximum size of a replacing sub clause and it is 248 characters.</text:p>
        </text:list-item>
        <text:list-item>
          <text:p text:style-name="P189">Comment lines contained within copy books are ignored - they are skipped. </text:p>
          <text:p text:style-name="P189">Like wise if they are subject to a replacing clause.</text:p>
        </text:list-item>
        <text:list-item>
          <text:p text:style-name="P190">Replacing Leading | Trailing pseudo where size of both fields are exactly the same.</text:p>
        </text:list-item>
        <text:list-item>
          <text:p text:style-name="P191">Update of this manual, README and Changelog.</text:p>
          <text:p text:style-name="P187"/>
        </text:list-item>
      </text:list>
      <text:h text:style-name="P167" text:outline-level="1"><text:bookmark-start text:name="__RefHeading___Toc92568_383202425"/><text:span text:style-name="T102">Appendix </text:span><text:span text:style-name="T103">B</text:span><text:span text:style-name="T104"> <text:s/>- <text:s/></text:span><text:span text:style-name="T26">Copy statement </text:span><text:span text:style-name="T27">F</text:span><text:span text:style-name="T26">ormats</text:span><text:bookmark-end text:name="__RefHeading___Toc92568_383202425"/></text:h>
      <text:p text:style-name="P123"><text:span text:style-name="T21">WARNING</text:span><text:span text:style-name="T23">:</text:span> This does NOT mean that all variants are implemented in a given version of <text:span text:style-name="T36">GnuCOBOL</text:span>.</text:p>
      <text:p text:style-name="P123"/>
      <text:p text:style-name="P123">With definitions as per <text:span text:style-name="T17">ISO/IEC 1989:20</text:span><text:span text:style-name="T18">14</text:span><text:span text:style-name="T17"> CD 1.1 (E)</text:span></text:p>
      <text:p text:style-name="P122"/>
      <text:p text:style-name="P130">7.2.1.2 Source text and library text</text:p>
      <text:p text:style-name="P126">Source text is the primary input to the compiler for a single compilation group. Library text is secondary input to the compiler as a result of processing a COPY statement.</text:p>
      <text:p text:style-name="P126">The source text and library text processed by text manipulation consists of indicators, character-strings, comments, and separators. A character-string is either a text-word or the word 'COPY'.</text:p>
      <text:p text:style-name="P130"/>
      <text:p text:style-name="P130">7.2.1.3 Pseudo-text</text:p>
      <text:p text:style-name="P126">Pseudo-text is an operand in the REPLACE statement and in the REPLACING phrase of the COPY statement.</text:p>
      <text:p text:style-name="P126">Pseudo-text may be any sequence of zero or more text-words, comments, and the separator space bounded by, but not including, pseudo-text delimiters. The opening pseudo-text delimiter and the closing pseudo-text delimiter consist of the two contiguous COBOL characters '=='.</text:p>
      <text:p text:style-name="P130"/>
      <text:p text:style-name="P130">7.2.1.4 Text-words</text:p>
      <text:p text:style-name="P126">A text-word is a character-string in source text or in library text that constitutes an element processed by text manipulation. A text-word may be one of the following:</text:p>
      <text:p text:style-name="P126"/>
      <text:p text:style-name="P126">1) a separator, except for: a space; a pseudo-text delimiter; and the opening and closing delimiters for alphanumeric, boolean, and national literals. In determining which character sequences form text-words, the colon, the right parenthesis, and the left parenthesis characters, in any context except within alphanumeric or national literals, are treated as separators;</text:p>
      <text:p text:style-name="P126"/>
      <text:p text:style-name="P126">2) an alphanumeric, boolean, or national literal including the opening and closing delimiters that bound the literal;</text:p>
      <text:p text:style-name="P126"/>
      <text:p text:style-name="P126">3) any other sequence of contiguous COBOL characters bounded by separators, except for: comments and the word 'COPY'.</text:p>
      <text:p text:style-name="P130"/>
      <text:p text:style-name="P130">7.2.2 COPY statement</text:p>
      <text:p text:style-name="P126">The COPY statement incorporates library text into a COBOL compilation group.</text:p>
      <text:p text:style-name="P130"/>
      <text:p text:style-name="P130">7.2.2.1 General format</text:p>
      <text:p text:style-name="P130"/>
      <text:p text:style-name="P130">7.2.2.2 Syntax rules</text:p>
      <text:p text:style-name="P126">1) A COPY statement may be specified anywhere in source text or in library text that a character-string or a separator, other than the closing delimiter of a literal, may appear except that a COPY statement shall not appear within a COPY statement.</text:p>
      <text:p text:style-name="P126"/>
      <text:p text:style-name="P126">2) A COPY statement shall be preceded by a space except when it is the first statement in a compilation group.</text:p>
      <text:p text:style-name="P126"/>
      <text:p text:style-name="P126">3) Within one COBOL library, each text-name shall be unique.</text:p>
      <text:p text:style-name="P126"/>
      <text:p text:style-name="P126">4) A concatenation expression or figurative constant shall not be specified for literal-1, literal-2, literal-3, or literal-4.</text:p>
      <text:p text:style-name="P126"/>
      <text:p text:style-name="P126">5) Literal-1 and literal-2 shall be alphanumeric literals. The allowable value of literal-1 and literal-2 is defined by the <text:span text:style-name="T65">implementer.</text:span></text:p>
      <text:p text:style-name="P126"/>
      <text:p text:style-name="P126">6) Pseudo-text-1 shall contain one or more text-words, at least one of which shall be neither a <text:soft-page-break/>separator comma nor a separator semicolon.</text:p>
      <text:p text:style-name="P126"/>
      <text:p text:style-name="P126">7) Pseudo-text-2 shall contain zero, one, or more text-words.</text:p>
      <text:p text:style-name="P126">8) Character-strings within pseudo-text-1 and pseudo-text-2 may be continued in accordance with the rules of reference format.</text:p>
      <text:p text:style-name="P126"/>
      <text:p text:style-name="P126">9) Text-1 and text-2 shall be one of the following formats of identifiers: function-identifier, qualified-data-name with-subscripts, reference-modification, qualified-linage-counter, or qualified-report-counter.</text:p>
      <text:p text:style-name="P126">NOTE Text-1 and text-2 are archaic features and their use should be avoided.</text:p>
      <text:p text:style-name="P126">If subscripting is specified, it shall not include any arithmetic expressions as subscripts with the exception of a single literal or identifier, or an identifier plus or minus an integer. </text:p>
      <text:p text:style-name="P126"/>
      <text:p text:style-name="P126"/>
      <text:p text:style-name="P126">The format of any identifier specified in </text:p>
      <text:p text:style-name="P126"/>
      <text:p text:style-name="P126"><text:tab/>COPY <text:tab/><text:tab/>literal-1</text:p>
      <text:p text:style-name="P127"><text:span text:style-name="T19"> <text:tab/><text:tab/><text:tab/></text:span>text-name-1 <text:span text:style-name="T19"></text:span></text:p>
      <text:p text:style-name="P129"> <text:tab/><text:tab/><text:tab/><text:tab/>  <text:span text:style-name="T14">OF/IN</text:span></text:p>
      <text:p text:style-name="P129"><text:tab/><text:tab/><text:tab/><text:tab/><text:tab/><text:tab/><text:span text:style-name="T14">literal-2</text:span></text:p>
      <text:p text:style-name="P127"><text:span text:style-name="T19"><text:tab/><text:tab/><text:tab/><text:tab/><text:tab/><text:tab/></text:span>library-name-1 <text:span text:style-name="T19"></text:span></text:p>
      <text:p text:style-name="P129"/>
      <text:p text:style-name="P127"><text:span text:style-name="T19">  </text:span>[ SUPPRESS PRINTING ]</text:p>
      <text:p text:style-name="P127"><text:tab/>REPLACING</text:p>
      <text:p text:style-name="P127"><text:tab/><text:tab/><text:tab/><text:tab/>== pseudo-text-1 ==</text:p>
      <text:p text:style-name="P127"><text:tab/><text:tab/><text:tab/><text:tab/>text-1</text:p>
      <text:p text:style-name="P127"><text:tab/><text:tab/><text:tab/><text:tab/>literal-3</text:p>
      <text:p text:style-name="P127"><text:tab/><text:tab/><text:tab/><text:tab/>word-1</text:p>
      <text:p text:style-name="P127"><text:tab/><text:tab/><text:tab/><text:tab/><text:tab/><text:tab/>BY</text:p>
      <text:p text:style-name="P127"><text:tab/><text:tab/><text:tab/><text:tab/><text:tab/><text:tab/><text:tab/>== pseudo-text-2 ==</text:p>
      <text:p text:style-name="P127"><text:tab/><text:tab/><text:tab/><text:tab/><text:tab/><text:tab/><text:tab/>text-2</text:p>
      <text:p text:style-name="P127"><text:tab/><text:tab/><text:tab/><text:tab/><text:tab/><text:tab/><text:tab/><text:span text:style-name="T65">literal</text:span>-4</text:p>
      <text:p text:style-name="P127"><text:tab/><text:tab/><text:tab/><text:tab/><text:tab/><text:tab/><text:tab/>word-2</text:p>
      <text:p text:style-name="P129"><text:tab/> <text:span text:style-name="T14">LEADING/TRAILING</text:span></text:p>
      <text:p text:style-name="P129"> </text:p>
      <text:p text:style-name="P127"><text:tab/><text:tab/><text:tab/><text:tab/>== partial-word-1 == BY == partial-word-2 ==</text:p>
      <text:p text:style-name="P129"> </text:p>
      <text:p text:style-name="P127"/>
      <text:p text:style-name="P126"><text:span text:style-name="T61">S</text:span>ubscripts, reference modifiers, or function arguments shall be: a function-identifier, qualified-data-name with- subscripts, reference-modification, qualified-linage-counter, or qualified-report-counter. Function identifiers in text-1 or text-2 shall be intrinsic function references only.</text:p>
      <text:p text:style-name="P126"/>
      <text:p text:style-name="P126">10) Word-1 or word-2 may be any single COBOL word except 'COPY', the compiler directive indicator, or the comment indicator.</text:p>
      <text:p text:style-name="P126"/>
      <text:p text:style-name="P126">11) The length of a text-word within pseudo-text and within library text shall be from 1 through 65,535 character positions.</text:p>
      <text:p text:style-name="P126"/>
      <text:p text:style-name="P126">12) Compiler directive lines shall not be specified within pseudo-text-1, pseudo-text-2, partial-word-1, or partial-word-2.</text:p>
      <text:p text:style-name="P126"/>
      <text:p text:style-name="P126">13) Partial-word-1 shall consist of one text-word.</text:p>
      <text:p text:style-name="P126"/>
      <text:p text:style-name="P126">14) Partial-word-2 shall consist of zero or one text-word.</text:p>
      <text:p text:style-name="P126"/>
      <text:p text:style-name="P126">15) An alphanumeric, boolean, or national literal shall not be specified as partial-word-1 or partial-<text:soft-page-break/>word-2.</text:p>
      <text:p text:style-name="P130"/>
      <text:p text:style-name="P130">7.2.2.3 General rules</text:p>
      <text:p text:style-name="P126">1) Text-name-1 or literal-1 identifies the library text to be processed by the COPY statement.</text:p>
      <text:p text:style-name="P126"/>
      <text:p text:style-name="P126">2) Library-name-1 names a resource that shall be available to the compiler and shall provide access to the library text referenced by text name-1.</text:p>
      <text:p text:style-name="P126"/>
      <text:p text:style-name="P126">3) The <text:span text:style-name="T53">implementer</text:span> shall define the rules for locating the library text referenced by text-name-1 or literal-1. When neither library-name-1 nor literal-2 is specified, a default COBOL library is used. The <text:span text:style-name="T53">implementer</text:span> defines the mechanism for identifying the default COBOL library.</text:p>
      <text:p text:style-name="P126">4) If the SUPPRESS phrase is specified, library text incorporated as a result of COPY statement processing is not listed. If a listing is being produced, the COPY statement itself is listed.</text:p>
      <text:p text:style-name="P126"/>
      <text:p text:style-name="P126">5) At the completion of copying the library text into the compilation group, the LISTING directive that is in effect for the COPY statement itself is considered to be in effect, regardless of any LISTING directives in the library text.</text:p>
      <text:p text:style-name="P126"/>
      <text:p text:style-name="P126">6) The effect of processing a COPY statement is that the library text associated with text-name-1 or the value of literal-1 is copied into the compilation group, logically replacing the entire COPY statement beginning with the reserved word COPY and ending with the separator period, inclusive.</text:p>
      <text:p text:style-name="P126"/>
      <text:p text:style-name="P126">7) If the REPLACING phrase is not specified, the library text is included in the resultant text unchanged.</text:p>
      <text:p text:style-name="P126"/>
      <text:p text:style-name="P126">8) If the REPLACING phrase is specified, library text is modified during creation of the structured compilation group that is described in 7.2, Text manipulation. Each matched occurrence of pseudo-text-1, text-1, word-1, literal-3, or partial-word-1 in the library text is replaced by the corresponding pseudo-text-2, text-2, word-2, literal-4, or partial-word-2 in accordance with subsequent rules of the COPY statement.</text:p>
      <text:p text:style-name="P126"/>
      <text:p text:style-name="P126">9) For purposes of matching, text-1, word-1, and literal-3 are treated as pseudo-text containing only text-1, word-1, or literal-3, respectively.</text:p>
      <text:p text:style-name="P126"/>
      <text:p text:style-name="P126">10) The comparison operation to determine text replacement occurs in the following manner:</text:p>
      <text:p text:style-name="P126">a) The leftmost library text-word that is not a separator comma or a separator semicolon is the first text-word used for comparison. Any text-word or space preceding this text-word is copied into the resultant text.</text:p>
      <text:p text:style-name="P126">Starting with the first text-word for comparison and first pseudo-text-1, text-1, word-1, literal-3, or partial-word-1 that was specified in the REPLACING phrase, the entire REPLACING phrase operand that precedes the reserved word BY is compared to an equivalent number of contiguous library text-words.</text:p>
      <text:p text:style-name="P126"/>
      <text:p text:style-name="P126">b) Pseudo-text-1, text-1, word-1, or literal-3 match the library text only if the ordered sequence of text-words that forms pseudo-text-1, text-1, word-1, or literal-3 is equal, character for character, to the ordered sequence of library text-words. When the LEADING phrase is specified, partial-word-1 matches the library text only if the contiguous sequence of characters that forms partial-word-1 is equal, character for character, to an equal number of contiguous characters starting with the leftmost character position of a library text-word. When the TRAILING phrase is specified, partial-word-1 matches the library text only if the contiguous sequence of characters that forms partial-word-1 is equal, character for character, to an equal number of contiguous characters ending with the rightmost character position of a library text-word.</text:p>
      <text:p text:style-name="P126"/>
      <text:p text:style-name="P126">c) The following rules apply for the purpose of matching:</text:p>
      <text:p text:style-name="P126">1. Each occurrence of a separator comma, semicolon, or space in pseudo-text-1 or in the library text is considered to be a single space. Each sequence of one or more space separators is considered to <text:soft-page-break/>be a single space.</text:p>
      <text:p text:style-name="P126"/>
      <text:p text:style-name="P126">2. Each operand and operator of a concatenation expression is a separate text-word.</text:p>
      <text:p text:style-name="P126"/>
      <text:p text:style-name="P126">3. Except when used in the non-hexadecimal formats of alphanumeric and national literals, each</text:p>
      <text:p text:style-name="P126">alphanumeric character is equivalent to its corresponding national character and each lower case letter</text:p>
      <text:p text:style-name="P126">is equivalent to its corresponding upper case letter, as specified for the COBOL character repertoire in</text:p>
      <text:p text:style-name="P126">the COBOL character repertoire.</text:p>
      <text:p text:style-name="P126"/>
      <text:p text:style-name="P126">4. For alphanumeric, boolean and national literals:</text:p>
      <text:p text:style-name="P126">a. The two representations of the quotation symbol match when specified in the opening and</text:p>
      <text:p text:style-name="P126">closing delimiters of the literal.</text:p>
      <text:p text:style-name="P126">NOTE The opening and closing delimiters are required to be in the same representation.</text:p>
      <text:p text:style-name="P126">b. In the content of the literal, two contiguous occurrences of the character used as the quotation symbol in the opening delimiter are treated as a single occurrence of that character.</text:p>
      <text:p text:style-name="P126"/>
      <text:p text:style-name="P126">5. Each occurrence of a compiler directive line is treated as a single space.</text:p>
      <text:p text:style-name="P126"/>
      <text:p text:style-name="P126">6. Comments, if any, are treated as a single space.</text:p>
      <text:p text:style-name="P126">NOTE Because comments are removed during logical conversion, none are expected.</text:p>
      <text:p text:style-name="P126">d) If no match occurs, the comparison is repeated with each next successive pseudo-text-1, text-1, word-1, literal-3, or partial-word-1, if any, in the REPLACING phrase until either a match is found or there is no next successive REPLACING operand.</text:p>
      <text:p text:style-name="P126"/>
      <text:p text:style-name="P126">e) When all the REPLACING phrase operands have been compared and no match has occurred, the leftmost library text-word is copied into the resultant text. The next successive library text-word is then considered as the leftmost library text-word, and the comparison cycle starts again with the first pseudo-text-1, text-1, word-1, literal-3, or partial-word-1 specified in the REPLACING phrase.</text:p>
      <text:p text:style-name="P126"/>
      <text:p text:style-name="P126">f) When a match occurs between pseudo-text-1, text-1, word-1, or literal-3 and the library text, the<text:span text:style-name="T86"> </text:span>corresponding pseudo-text-2, text-2, word-2, or literal-4 is placed into the resultant text. When a match occurs between partial-word-1 and the library text-word, the library text-word is placed into the resultant text with the matched characters either replaced by partial-word-2 or deleted when partial-word-2 consists of zero text-words. The library text-word immediately following the rightmost text-word that participated in the match is then considered as the leftmost text-word. The comparison cycle starts again with the first pseudo-text-1, text-1, word-1, literal-3, or partial-word-1 specified in the REPLACING phrase.</text:p>
      <text:p text:style-name="P126"/>
      <text:p text:style-name="P126">g) The comparison operation continues until the rightmost text-word in the library text has either participated in a match or been considered as a leftmost library text-word and participated in a complete comparison cycle.</text:p>
      <text:p text:style-name="P126"/>
      <text:p text:style-name="P126">11) If the REPLACING phrase is specified, the library text shall not contain a COPY statement.</text:p>
      <text:p text:style-name="P126"/>
      <text:p text:style-name="P126">12) The resultant text after replacement shall be in logical free-form reference format. When copying text-words into the resultant text, additional spaces may be introduced only between text-words where there already exists a space or where a space is assumed.</text:p>
      <text:p text:style-name="P126">NOTE A space is assumed at the end of a source line.</text:p>
      <text:p text:style-name="P126"/>
      <text:p text:style-name="P126">13) If the REPLACING phrase is not specified, the library text may contain a COPY statement that does not include a REPLACING phrase. The implementation shall support nesting of at least 5 levels, including the first COPY statement in the sequence. The library text being copied shall not cause the processing of a COPY statement that directly or indirectly copies itself.</text:p>
      <text:p text:style-name="P126"/>
      <text:p text:style-name="P126"><text:soft-page-break/>14) The replacing action of a COPY statement shall not introduce a COPY statement, a SOURCE FORMAT directive, a comment, or a blank line.</text:p>
      <text:p text:style-name="P126"/>
      <text:p text:style-name="P128">Well, that was well explained. You might want to read it again.</text:p>
      <text:p text:style-name="P126"/>
      <text:p text:style-name="P126"/>
      <text:p text:style-name="P124"><text:span text:style-name="T13">WARNING:</text:span><text:span text:style-name="T14"> <text:s/>Regardless of the above text, it does </text:span><text:span text:style-name="T20">not</text:span><text:span text:style-name="T14"> mean that these procedures have been implemented into this program, or for that matter </text:span><text:span text:style-name="T16">the </text:span><text:span text:style-name="T15">G</text:span><text:span text:style-name="T16">nu</text:span><text:span text:style-name="T14">C</text:span><text:span text:style-name="T16">OBOL compiler</text:span><text:span text:style-name="T14">.</text:span></text:p>
      <text:p text:style-name="P125"/>
      <text:p text:style-name="P125">What it does show is that when processing literals or text that goes over one line that this program may well adopt the free source format for the COPY libraries that are called for inclusion in order to expand said literals correctly and this format may well be used in the listings in a similar manner to <text:span text:style-name="T42">GnuCOBOL</text:span> (see the .i file when produced by various <text:span text:style-name="T66">G</text:span>C parameters including '--save-temps' , -E etc).</text:p>
      <text:p text:style-name="P125"/>
      <text:p text:style-name="P124"><text:span text:style-name="T14">See the other parts of this manual for what exactly, </text:span><text:span text:style-name="T20">is</text:span><text:span text:style-name="T14"> implemented for any specific version of the program.</text:span></text:p>
      <text:p text:style-name="P33"/>
      <text:p text:style-name="P115">[ The REPLACE clause has been removed <text:span text:style-name="T122">from the manual </text:span>as it is not supported ].</text:p>
      <text:p text:style-name="P33"/>
      <text:p text:style-name="P32"/>
      <text:p text:style-name="P32"/>
      <text:p text:style-name="P116">And now, <text:s text:c="2"/>the Copyright notices<text:span text:style-name="T119"> that apply to the documentation and the software</text:span>.</text:p>
      <text:h text:style-name="P168" text:outline-level="1"><text:bookmark-start text:name="__RefHeading___Toc92570_383202425"/><text:span text:style-name="T98">Appendix </text:span><text:span text:style-name="T99">C</text:span><text:span text:style-name="T100"> <text:s/>-</text:span><text:span text:style-name="T99"><text:tab/></text:span><text:span text:style-name="T100"> </text:span>GNU Free Documentation License<text:bookmark-end text:name="__RefHeading___Toc92570_383202425"/></text:h>
      <text:p text:style-name="P31"/>
      <text:p text:style-name="P152">Version 1.3, 3 November 2008</text:p>
      <text:p text:style-name="Text_20_body">Copyright © 2000, 2001, 2002, 2007, 2008 Free Software Foundation, Inc. &lt;<text:a xlink:type="simple" xlink:href="http://fsf.org/" text:style-name="Internet_20_link" text:visited-style-name="Visited_20_Internet_20_Link">http://fsf.org/</text:a>&gt; </text:p>
      <text:p text:style-name="Text_20_body">Everyone is permitted to copy and distribute verbatim copies of this license document, but changing it is not allowed.</text:p>
      <text:p text:style-name="P4"><text:bookmark text:name="section0"/>0. PREAMBLE</text:p>
      <text:p text:style-name="P146">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146">This License is a kind of "copyleft", which means that derivative works of the document must themselves be free in the same sense. It complements the GNU General Public License, which is a copyleft license designed for free software.</text:p>
      <text:p text:style-name="P146">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p text:style-name="P153"><text:bookmark text:name="section1"/>1. APPLICABILITY AND DEFINITIONS</text:p>
      <text:p text:style-name="P146">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146">A "Modified Version" of the Document means any work containing the Document or a portion of it, either copied verbatim, or with modifications and/or translated into another language.</text:p>
      <text:p text:style-name="P146">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146">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146">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146">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text:soft-page-break/>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146">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146">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146">The "publisher" means any person or entity that distributes copies of the Document to the public.</text:p>
      <text:p text:style-name="P146">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146">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p text:style-name="P153"><text:bookmark text:name="section2"/>2. VERBATIM COPYING</text:p>
      <text:p text:style-name="P146">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146">You may also lend copies, under the same conditions stated above, and you may publicly display copies.</text:p>
      <text:p text:style-name="P153"><text:bookmark text:name="section3"/>3. COPYING IN QUANTITY</text:p>
      <text:p text:style-name="P146">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146">If the required texts for either cover are too voluminous to fit legibly, you should put the first ones listed (as many as fit reasonably) on the actual cover, and continue the rest onto adjacent pages.</text:p>
      <text:p text:style-name="P146">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text:soft-page-break/>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146">It is requested, but not required, that you contact the authors of the Document well before redistributing any large number of copies, to give them a chance to provide you with an updated version of the Document.</text:p>
      <text:p text:style-name="P153"><text:bookmark text:name="section4"/>4. MODIFICATIONS</text:p>
      <text:p text:style-name="P146">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text:style-name="L5">
        <text:list-item>
          <text:p text:style-name="P192"><text:span text:style-name="T4">A</text:span>.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192"><text:span text:style-name="T4">B.</text:span>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192"><text:span text:style-name="T4">C</text:span>. State on the Title page the name of the publisher of the Modified Version, as the publisher. </text:p>
        </text:list-item>
        <text:list-item>
          <text:p text:style-name="P192"><text:span text:style-name="T4">D</text:span>. Preserve all the copyright notices of the Document. </text:p>
        </text:list-item>
        <text:list-item>
          <text:p text:style-name="P192"><text:span text:style-name="T4">E</text:span>. Add an appropriate copyright notice for your modifications adjacent to the other copyright notices. </text:p>
        </text:list-item>
        <text:list-item>
          <text:p text:style-name="P192"><text:span text:style-name="T4">F.</text:span> Include, immediately after the copyright notices, a license notice giving the public permission to use the Modified Version under the terms of this License, in the form shown in the Addendum below. </text:p>
        </text:list-item>
        <text:list-item>
          <text:p text:style-name="P192"><text:span text:style-name="T4">G</text:span>. Preserve in that license notice the full lists of Invariant Sections and required Cover Texts given in the Document's license notice. </text:p>
        </text:list-item>
        <text:list-item>
          <text:p text:style-name="P192"><text:span text:style-name="T4">H</text:span>. Include an unaltered copy of this License. </text:p>
        </text:list-item>
        <text:list-item>
          <text:p text:style-name="P192"><text:span text:style-name="T4">I</text:span>.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192"><text:span text:style-name="T4">J</text:span>.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192"><text:span text:style-name="T4">K</text:span>. For any section Entitled "Acknowledgements" or "Dedications", Preserve the Title of the section, and preserve in the section all the substance and tone of each of the contributor acknowledgements and/or dedications given therein. </text:p>
        </text:list-item>
        <text:list-item>
          <text:p text:style-name="P192"><text:span text:style-name="T4">L</text:span>. Preserve all the Invariant Sections of the Document, unaltered in their text and in their titles. Section numbers or the equivalent are not considered part of the section titles. </text:p>
        </text:list-item>
        <text:list-item>
          <text:p text:style-name="P192"><text:span text:style-name="T4">M</text:span>. Delete any section Entitled "Endorsements". Such a section may not be included in the Modified Version. </text:p>
        </text:list-item>
        <text:list-item>
          <text:p text:style-name="P192"><text:span text:style-name="T4">N</text:span>. Do not retitle any existing section to be Entitled "Endorsements" or to conflict in title with any Invariant Section. </text:p>
        </text:list-item>
        <text:list-item>
          <text:p text:style-name="P192"><text:soft-page-break/><text:span text:style-name="T4">O</text:span>. Preserve any Warranty Disclaimers. </text:p>
        </text:list-item>
      </text:list>
      <text:p text:style-name="P146">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146">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146">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146">The author(s) and publisher(s) of the Document do not by this License give permission to use their names for publicity for or to assert or imply endorsement of any Modified Version.</text:p>
      <text:p text:style-name="P153"><text:bookmark text:name="section5"/>5. COMBINING DOCUMENTS</text:p>
      <text:p text:style-name="P146">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146">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146">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p text:style-name="P153"><text:bookmark text:name="section6"/>6. COLLECTIONS OF DOCUMENTS</text:p>
      <text:p text:style-name="P146">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146">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153"><text:bookmark text:name="section7"/>7. AGGREGATION WITH INDEPENDENT WORKS</text:p>
      <text:p text:style-name="P146">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146">If the Cover Text requirement of section 3 is applicable to these copies of the Document, then if the Document is less than one half of the entire aggregate, the Document's Cover Texts may be placed <text:soft-page-break/>on covers that bracket the Document within the aggregate, or the electronic equivalent of covers if the Document is in electronic form. Otherwise they must appear on printed covers that bracket the whole aggregate.</text:p>
      <text:p text:style-name="P153"><text:bookmark text:name="section8"/>8. TRANSLATION</text:p>
      <text:p text:style-name="P146">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146">If a section in the Document is Entitled "Acknowledgements", "Dedications", or "History", the requirement (section 4) to Preserve its Title (section 1) will typically require changing the actual title.</text:p>
      <text:p text:style-name="P153"><text:bookmark text:name="section9"/>9. TERMINATION</text:p>
      <text:p text:style-name="P146">You may not copy, modify, sub-license, or distribute the Document except as expressly provided under this License. Any attempt otherwise to copy, modify, sub-license, or distribute it is void, and will automatically terminate your rights under this License.</text:p>
      <text:p text:style-name="P146">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46">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46">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p text:style-name="P153"><text:bookmark text:name="section10"/>10. FUTURE REVISIONS OF THIS LICENSE</text:p>
      <text:p text:style-name="P146">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 text:style-name="Internet_20_link" text:visited-style-name="Visited_20_Internet_20_Link">http://www.gnu.org/copyleft/</text:a>.</text:p>
      <text:p text:style-name="P146">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p text:style-name="P153"><text:bookmark text:name="section11"/>11. RE-LICENSING</text:p>
      <text:p text:style-name="P146">"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146">"CC-BY-SA" means the Creative Commons Attribution-Share Alike 3.0 license published by Creative Commons Corporation, a not-for-profit corporation with a principal place of business in San <text:soft-page-break/>Francisco, California, as well as future copyleft versions of that license published by that same organization.</text:p>
      <text:p text:style-name="P146">"Incorporate" means to publish or republish a Document, in whole or in part, as part of another Document.</text:p>
      <text:p text:style-name="P146">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146">The operator of an MMC Site may republish an MMC contained in the site under CC-BY-SA on the same site at any time before August 1, 2009, provided the MMC is eligible for re-licensing.</text:p>
      <text:p text:style-name="P146"><text:bookmark text:name="addendum"/></text:p>
      <text:p text:style-name="P154"/>
      <text:h text:style-name="P168" text:outline-level="1"><text:bookmark-start text:name="__RefHeading___Toc92572_383202425"/><text:span text:style-name="T98">Appendix </text:span><text:span text:style-name="T99">D</text:span><text:span text:style-name="T100"> <text:s/>-</text:span><text:span text:style-name="T99"><text:tab/></text:span><text:span text:style-name="T100"> </text:span>GNU General Public License<text:bookmark-end text:name="__RefHeading___Toc92572_383202425"/></text:h>
      <text:p text:style-name="P155"/>
      <text:p text:style-name="P21">Version 3, 29 June 2007</text:p>
      <text:p text:style-name="Text_20_body"><text:span text:style-name="T33">Copyright © 2007 Free Software Foundation, Inc. &lt;</text:span><text:a xlink:type="simple" xlink:href="http://fsf.org/" text:style-name="Internet_20_link" text:visited-style-name="Visited_20_Internet_20_Link"><text:span text:style-name="T33">http://fsf.org/</text:span></text:a><text:span text:style-name="T33">&gt;</text:span></text:p>
      <text:p text:style-name="P8">Everyone is permitted to copy and distribute verbatim copies of this license document, but changing it is not allowed.</text:p>
      <text:p text:style-name="P7"><text:bookmark text:name="preamble"/>Preamble</text:p>
      <text:p text:style-name="P8">The GNU General Public License is a free, copyleft license for software and other kinds of works.</text:p>
      <text:p text:style-name="P8">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8">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8">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8">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8">Developers that use the GNU GPL protect your rights with two steps: (1) assert copyright on the software, and (2) offer you this License giving you legal permission to copy, distribute and/or modify it.</text:p>
      <text:p text:style-name="P8">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8">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8">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8">The precise terms and conditions for copying, distribution and modification follow.</text:p>
      <text:p text:style-name="P3"/>
      <text:p text:style-name="P2"><text:bookmark text:name="terms"/>TERMS AND CONDITIONS</text:p>
      <text:p text:style-name="P3"><text:bookmark text:name="section01"/>0. Definitions.</text:p>
      <text:p text:style-name="P8">“This License” refers to version 3 of the GNU General Public License.</text:p>
      <text:p text:style-name="P8">“Copyright” also means copyright-like laws that apply to other kinds of works, such as semiconductor masks.</text:p>
      <text:p text:style-name="P8">“The Program” refers to any copyrightable work licensed under this License. Each licensee is addressed as “you”. “Licensees” and “recipients” may be individuals or organizations.</text:p>
      <text:p text:style-name="P8">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8">A “covered work” means either the unmodified Program or a work based on the Program.</text:p>
      <text:p text:style-name="P8">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8">To “convey” a work means any kind of propagation that enables other parties to make or receive copies. Mere interaction with a user through a computer network, with no transfer of a copy, is not conveying.</text:p>
      <text:p text:style-name="P8">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p text:style-name="P3"><text:bookmark text:name="section12"/>1. Source Code.</text:p>
      <text:p text:style-name="P8">The “source code” for a work means the preferred form of the work for making modifications to it. “Object code” means any non-source form of a work.</text:p>
      <text:p text:style-name="P8">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8">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8">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text:span text:style-name="T37">-</text:span>programs that the work is specifically designed to require, such as by intimate data communication or control flow between those sub<text:span text:style-name="T37">-</text:span>programs and other parts of the work.</text:p>
      <text:p text:style-name="P8">The Corresponding Source need not include anything that users can regenerate automatically from other parts of the Corresponding Source.</text:p>
      <text:p text:style-name="P8">The Corresponding Source for a work in source code form is that same work.</text:p>
      <text:p text:style-name="P3"><text:bookmark text:name="section21"/><text:soft-page-break/>2. Basic Permissions.</text:p>
      <text:p text:style-name="P8">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8">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8">Conveying under any other circumstances is permitted solely under the conditions stated below. Sub-licensing is not allowed; section 10 makes it unnecessary.</text:p>
      <text:p text:style-name="P3"><text:bookmark text:name="section31"/>3. Protecting Users' Legal Rights From Anti-Circumvention Law.</text:p>
      <text:p text:style-name="P8">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8">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p text:style-name="P3"><text:bookmark text:name="section41"/>4. Conveying Verbatim Copies.</text:p>
      <text:p text:style-name="P8">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8">You may charge any price or no price for each copy that you convey, and you may offer support or warranty protection for a fee.</text:p>
      <text:p text:style-name="P3"><text:bookmark text:name="section51"/>5. Conveying Modified Source Versions.</text:p>
      <text:p text:style-name="P8">You may convey a work based on the Program, or the modifications to produce it from the Program, in the form of source code under the terms of section 4, provided that you also meet all of these conditions:</text:p>
      <text:list text:style-name="L6">
        <text:list-item>
          <text:p text:style-name="P193">a) The work must carry prominent notices stating that you modified it, and giving a relevant date. </text:p>
        </text:list-item>
        <text:list-item>
          <text:p text:style-name="P193">b) The work must carry prominent notices stating that it is released under this License and any conditions added under section 7. This requirement modifies the requirement in section 4 to “keep intact all notices”. </text:p>
        </text:list-item>
        <text:list-item>
          <text:p text:style-name="P193">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193">d) If the work has interactive user interfaces, each must display Appropriate Legal Notices; however, if the Program has interactive interfaces that do not display Appropriate Legal Notices, your work need not make them do so. </text:p>
        </text:list-item>
      </text:list>
      <text:p text:style-name="P8"><text:soft-page-break/>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p text:style-name="P3"><text:bookmark text:name="section61"/>6. Conveying Non-Source Forms.</text:p>
      <text:p text:style-name="P8">You may convey a covered work in object code form under the terms of sections 4 and 5, provided that you also convey the machine-readable Corresponding Source under the terms of this License, in one of these ways:</text:p>
      <text:list text:style-name="L7">
        <text:list-item>
          <text:p text:style-name="P194">a) Convey the object code in, or embodied in, a physical product (including a physical distribution medium), accompanied by the Corresponding Source fixed on a durable physical medium customarily used for software interchange. </text:p>
        </text:list-item>
        <text:list-item>
          <text:p text:style-name="P194">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194">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194">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194">e) Convey the object code using peer-to-peer transmission, provided you inform other peers where the object code and Corresponding Source of the work are being offered to the general public at no charge under subsection 6d. </text:p>
        </text:list-item>
      </text:list>
      <text:p text:style-name="P8">A separable portion of the object code, whose source code is excluded from the Corresponding Source as a System Library, need not be included in conveying the object code work.</text:p>
      <text:p text:style-name="P8">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u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8">“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8"><text:soft-page-break/>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8">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8">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p text:style-name="P3"><text:bookmark text:name="section71"/>7. Additional Terms.</text:p>
      <text:p text:style-name="P8">“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8">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8">Notwithstanding any other provision of this License, for material you add to a covered work, you may (if authorized by the copyright holders of that material) supplement the terms of this License with terms:</text:p>
      <text:list text:style-name="L8">
        <text:list-item>
          <text:p text:style-name="P195">a) Disclaiming warranty or limiting liability differently from the terms of sections 15 and 16 of this License; or </text:p>
        </text:list-item>
        <text:list-item>
          <text:p text:style-name="P195">b) Requiring preservation of specified reasonable legal notices or author attributions in that material or in the Appropriate Legal Notices displayed by works containing it; or </text:p>
        </text:list-item>
        <text:list-item>
          <text:p text:style-name="P195">c) Prohibiting misrepresentation of the origin of that material, or requiring that modified versions of such material be marked in reasonable ways as different from the original version; or </text:p>
        </text:list-item>
        <text:list-item>
          <text:p text:style-name="P195">d) Limiting the use for publicity purposes of names of licensor's or authors of the material; or </text:p>
        </text:list-item>
        <text:list-item>
          <text:p text:style-name="P195">e) Declining to grant rights under trademark law for use of some trade names, trademarks, or service marks; or </text:p>
        </text:list-item>
        <text:list-item>
          <text:p text:style-name="P195">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8">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8"><text:soft-page-break/>If you add terms to a covered work in accord with this section, you must place, in the relevant source files, a statement of the additional terms that apply to those files, or a notice indicating where to find the applicable terms.</text:p>
      <text:p text:style-name="P8">Additional terms, permissive or non-permissive, may be stated in the form of a separately written license, or stated as exceptions; the above requirements apply either way.</text:p>
      <text:p text:style-name="P3"><text:bookmark text:name="section81"/>8. Termination.</text:p>
      <text:p text:style-name="P8">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8">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8">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8">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p text:style-name="P3"><text:bookmark text:name="section91"/>9. Acceptance Not Required for Having Copies.</text:p>
      <text:p text:style-name="P8">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p text:style-name="P3"><text:bookmark text:name="section101"/>10. Automatic Licensing of Downstream Recipients.</text:p>
      <text:p text:style-name="P8">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8">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8">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text:span text:style-name="T37">counter-claim</text:span> in a lawsuit) alleging that any patent claim is infringed by making, using, selling, offering for sale, or importing the Program or any portion of it.</text:p>
      <text:p text:style-name="P3"><text:bookmark text:name="section111"/>11. Patents.</text:p>
      <text:p text:style-name="P8">A “contributor” is a copyright holder who authorizes use under this License of the Program or a work on which the Program is based. The work thus licensed is called the contributor's “contributor version”.</text:p>
      <text:p text:style-name="P8">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text:soft-page-break/>would be infringed only as a consequence of further modification of the contributor version. For purposes of this definition, “control” includes the right to grant patent sub-licenses in a manner consistent with the requirements of this License.</text:p>
      <text:p text:style-name="P8">Each contributor grants you a non-exclusive, worldwide, royalty-free patent license under the contributor's essential patent claims, to make, use, sell, offer for sale, import and otherwise run, modify and propagate the contents of its contributor version.</text:p>
      <text:p text:style-name="P8">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9">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text:p>
      <text:p text:style-name="P9"><text:s/>(1) cause the Corresponding Source to be so available, or </text:p>
      <text:p text:style-name="P9">(2) arrange to deprive yourself of the benefit of the patent license for this particular work, or</text:p>
      <text:p text:style-name="P9">(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8">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P8">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8">Nothing in this License shall be construed as excluding or limiting any implied license or other <text:span text:style-name="T37">defences</text:span> to infringement that may otherwise be available to you under applicable patent law.</text:p>
      <text:p text:style-name="P3"><text:bookmark text:name="section121"/>12. No Surrender of Others' Freedom.</text:p>
      <text:p text:style-name="P8">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p text:style-name="P3"><text:bookmark text:name="section13"/>13. Use with the GNU Affero General Public License.</text:p>
      <text:p text:style-name="P8">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text:soft-page-break/>such.</text:p>
      <text:p text:style-name="P3"><text:bookmark text:name="section14"/>14. Revised Versions of this License.</text:p>
      <text:p text:style-name="P8">The Free Software Foundation may publish revised and/or new versions of the GNU General Public License from time to time. Such new versions will be similar in spirit to the present version, but may differ in detail to address new problems or concerns.</text:p>
      <text:p text:style-name="P8">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P8">If the Program specifies that a proxy can decide which future versions of the GNU General Public License can be used, that proxy's public statement of acceptance of a version permanently authorizes you to choose that version for the Program.</text:p>
      <text:p text:style-name="P8">Later license versions may give you additional or different permissions. However, no additional obligations are imposed on any author or copyright holder as a result of your choosing to follow a later version.</text:p>
      <text:p text:style-name="P3"><text:bookmark text:name="section15"/>15. Disclaimer of Warranty.</text:p>
      <text:p text:style-name="P20">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P3"><text:bookmark text:name="section16"/>16. Limitation of Liability.</text:p>
      <text:p text:style-name="P20">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3"><text:bookmark text:name="section17"/>17. Interpretation of Sections 15 and 16.</text:p>
      <text:p text:style-name="P8">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3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FreeSans" svg:font-family="FreeSans" style:font-family-generic="modern" style:font-pitch="fixed"/>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OpenSymbol1" svg:font-family="OpenSymbol"/>
    <style:font-face style:name="Symbol" svg:font-family="Symbol"/>
    <style:font-face style:name="Univers" svg:font-family="Univers" style:font-family-generic="swiss"/>
    <style:font-face style:name="Univers-Bold" svg:font-family="Univers-Bold" style:font-family-generic="swiss"/>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GB" style:letter-kerning="true" style:font-name-asian="DejaVu Sans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letter-kerning="true" style:font-name-asian="DejaVu Sans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DejaVu Sans1" style:font-family-asian="'DejaVu Sans'"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FreeSans" style:font-family-complex="FreeSans"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text-properties style:font-name="Liberation Serif" fo:font-family="'Liberation Serif'" style:font-family-generic="roman" style:font-pitch="variable" fo:font-size="12pt" fo:font-weight="bold" style:font-name-asian="DejaVu Sans1" style:font-family-asian="'DejaVu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ncent B Coen</meta:initial-creator>
    <meta:creation-date>2012-04-19T13:44:17</meta:creation-date>
    <dc:date>2025-01-03T18:00:14.535457003</dc:date>
    <meta:editing-duration>PT13H50M19S</meta:editing-duration>
    <meta:editing-cycles>47</meta:editing-cycles>
    <meta:generator>LibreOffice/24.2.5.2$Linux_X86_64 LibreOffice_project/420$Build-2</meta:generator>
    <dc:creator>Vincent B Coen</dc:creator>
    <meta:document-statistic meta:table-count="0" meta:image-count="2" meta:object-count="0" meta:page-count="36" meta:paragraph-count="663" meta:word-count="15220" meta:character-count="91730" meta:non-whitespace-character-count="76687"/>
  </office:meta>
</office:document-meta>
</file>